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9.7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55.35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9.49mm"/>
    </style:style>
    <style:style style:name="co9" style:family="table-column">
      <style:table-column-properties fo:break-before="auto" style:column-width="77.42mm"/>
    </style:style>
    <style:style style:name="co10" style:family="table-column">
      <style:table-column-properties fo:break-before="auto" style:column-width="34.11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able-cell-properties fo:background-color="#cccc99"/>
    </style:style>
    <style:style style:name="ce5" style:family="table-cell" style:parent-style-name="Default">
      <style:table-cell-properties fo:background-color="#66cc99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map style:condition="cell-content()&gt;4.9" style:apply-style-name="Out_20_of_20_bounds" style:base-cell-address="panel_voltage_plot.B2"/>
      <style:map style:condition="cell-content()&gt;3.25" style:apply-style-name="Alarm" style:base-cell-address="panel_voltage_plot.B2"/>
      <style:map style:condition="cell-content()&lt;0" style:apply-style-name="Out_20_of_20_bounds" style:base-cell-address="panel_voltage_plot.B2"/>
    </style:style>
  </office:automatic-styles>
  <office:body>
    <office:spreadsheet>
      <table:table table:name="psu_consid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ower sour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-72 V -&gt; 5V</text:p>
          </table:table-cell>
          <table:table-cell office:value-type="float" office:value="934" calcext:value-type="float">
            <text:p>9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-72 V -&gt; 12V</text:p>
          </table:table-cell>
          <table:table-cell office:value-type="float" office:value="717" calcext:value-type="float">
            <text:p>7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-75 V – 12V</text:p>
          </table:table-cell>
          <table:table-cell office:value-type="float" office:value="846" calcext:value-type="float">
            <text:p>8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E 48V -&gt; 12V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dy regulato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rect (12V system)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 V (TNEB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TNEB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mbinations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duino ON</text:p>
          </table:table-cell>
          <table:table-cell office:value-type="string" calcext:value-type="string">
            <text:p>220V required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16:.D16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17:.D17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3]" office:value-type="string" office:string-value="36-72 V -&gt; 12V" calcext:value-type="string">
            <text:p>36-72 V -&gt; 12V</text:p>
          </table:table-cell>
          <table:table-cell table:formula="of:=[.B3]" office:value-type="float" office:value="717" calcext:value-type="float">
            <text:p>717</text:p>
          </table:table-cell>
          <table:table-cell table:number-columns-repeated="2"/>
          <table:table-cell table:style-name="ce2" table:formula="of:=SUM([.B18:.D18])" office:value-type="float" office:value="717" calcext:value-type="float">
            <text:p>717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4]" office:value-type="string" office:string-value="18-75 V – 12V" calcext:value-type="string">
            <text:p>18-75 V – 12V</text:p>
          </table:table-cell>
          <table:table-cell table:formula="of:=[.B4]" office:value-type="float" office:value="846" calcext:value-type="float">
            <text:p>846</text:p>
          </table:table-cell>
          <table:table-cell table:number-columns-repeated="2"/>
          <table:table-cell table:style-name="ce3" table:formula="of:=SUM([.B19:.D19])" office:value-type="float" office:value="846" calcext:value-type="float">
            <text:p>846</text:p>
          </table:table-cell>
          <table:table-cell table:style-name="ce4"/>
          <table:table-cell table:number-columns-repeated="3"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5]" office:value-type="string" office:string-value="PoE 48V -&gt; 12V" calcext:value-type="string">
            <text:p>PoE 48V -&gt; 12V</text:p>
          </table:table-cell>
          <table:table-cell table:formula="of:=[.B5]" office:value-type="float" office:value="540" calcext:value-type="float">
            <text:p>540</text:p>
          </table:table-cell>
          <table:table-cell table:number-columns-repeated="2"/>
          <table:table-cell table:style-name="ce4" table:formula="of:=SUM([.B20:.D20])" office:value-type="float" office:value="540" calcext:value-type="float">
            <text:p>540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number-columns-repeated="2"/>
          <table:table-cell table:style-name="ce3" table:formula="of:=SUM([.B21:.D21])" office:value-type="float" office:value="180" calcext:value-type="float">
            <text:p>180</text:p>
          </table:table-cell>
          <table:table-cell table:style-name="ce4" office:value-type="string" calcext:value-type="string">
            <text:p>Y?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number-columns-repeated="2"/>
          <table:table-cell table:style-name="ce3" table:formula="of:=SUM([.B22:.D22])" office:value-type="float" office:value="0" calcext:value-type="float">
            <text:p>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10]" office:value-type="string" office:string-value="220 V (TNEB) -&gt; 12V (also Arduino)" calcext:value-type="string">
            <text:p>220 V (TNEB) -&gt; 12V (also Arduino)</text:p>
          </table:table-cell>
          <table:table-cell table:formula="of:=[.B10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3:.D23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formula="of:=[.A11]" office:value-type="string" office:string-value="220 V (UPS) -&gt; 12V (also Arduino)" calcext:value-type="string">
            <text:p>220 V (UPS) -&gt; 12V (also Arduino)</text:p>
          </table:table-cell>
          <table:table-cell table:formula="of:=[.B11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4:.D24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table:style-name="ce4" table:formula="of:=SUM([.B25:.D25])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2" table:formula="of:=SUM([.B26:.D26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2" table:formula="of:=SUM([.B27:.D27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28:.D28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29:.D29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3" office:value-type="string" calcext:value-type="string">
            <text:p>Chosen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Second choice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No</text:p>
          </table:table-cell>
          <table:table-cell table:number-columns-repeated="6"/>
        </table:table-row>
      </table:table>
      <table:table table:name="bill_materials" table:style-name="ta1">
        <table:table-column table:style-name="co6" table:number-columns-repeated="6" table:default-cell-style-name="Default"/>
        <table:table-row table:style-name="ro2">
          <table:table-cell table:style-name="ce6" office:value-type="string" calcext:value-type="string">
            <text:p>Material for all version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Arduino Nano</text:p>
          </table:table-cell>
          <table:table-cell office:value-type="string" calcext:value-type="string">
            <text:p>N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3]*[.C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sistor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D4]*[.C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ransistor</text:p>
          </table:table-cell>
          <table:table-cell office:value-type="string" calcext:value-type="string">
            <text:p>TIP122? BC548? IRF520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5]*[.C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Opto-isolator</text:p>
          </table:table-cell>
          <table:table-cell office:value-type="string" calcext:value-type="string">
            <text:p>PC817(B?)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6]*[.C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7]*[.C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8]*[.C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15-pin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9]*[.C9]" office:value-type="float" office:value="0" calcext:value-type="float">
            <text:p>0</text:p>
          </table:table-cell>
          <table:table-cell office:value-type="string" calcext:value-type="string">
            <text:p>We don’t need to solder them on, only leave holes for them on the PCB, in case</text:p>
          </table:table-cell>
        </table:table-row>
        <table:table-row table:style-name="ro2">
          <table:table-cell office:value-type="string" calcext:value-type="string">
            <text:p>LEDs</text:p>
          </table:table-cell>
          <table:table-cell office:value-type="string" calcext:value-type="string">
            <text:p>Green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0]*[.C1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EDs</text:p>
          </table:table-cell>
          <table:table-cell office:value-type="string" calcext:value-type="string">
            <text:p>Red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1]*[.C1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l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12]*[.C1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3]*[.C1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14]*[.C1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15]*[.C1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use holder</text:p>
          </table:table-cell>
          <table:table-cell office:value-type="string" calcext:value-type="string">
            <text:p>DC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6]*[.C1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attery cable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17]*[.C1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witches</text:p>
          </table:table-cell>
          <table:table-cell table:number-columns-repeated="3"/>
          <table:table-cell table:formula="of:=[.D18]*[.C1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uttons</text:p>
          </table:table-cell>
          <table:table-cell table:number-columns-repeated="3"/>
          <table:table-cell table:formula="of:=[.D19]*[.C1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sock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0]*[.C2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pl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1]*[.C2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power c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2]*[.C2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neon indicator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3]*[.C2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4]*[.C2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oldering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5]*[.C2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3"/>
          <table:table-cell table:formula="of:=SUM([.E3:.E25])" office:value-type="float" office:value="0" calcext:value-type="float">
            <text:p>0</text:p>
          </table:table-cell>
          <table:table-cell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table-cell table:formula="of:=[.A1]" office:value-type="string" office:string-value="Material for all versions" calcext:value-type="string">
            <text:p>Material for all versions</text:p>
          </table:table-cell>
          <table:table-cell table:formula="of:=[.E2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s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wer supply par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2:.B34])" office:value-type="float" office:value="0" calcext:value-type="float">
            <text:p>0</text:p>
          </table:table-cell>
          <table:table-cell table:number-columns-repeated="4"/>
        </table:table-row>
      </table:table>
      <table:table table:name="todo_list" table:style-name="ta1">
        <table:table-column table:style-name="co6" table:default-cell-style-name="Default"/>
        <table:table-row table:style-name="ro2">
          <table:table-cell office:value-type="string" calcext:value-type="string">
            <text:p>Add jumpers to separate arduino/etc. Power sources?</text:p>
          </table:table-cell>
        </table:table-row>
        <table:table-row table:style-name="ro2">
          <table:table-cell office:value-type="string" calcext:value-type="string">
            <text:p>Merge DC-DC converter input and output headers into one so that when no converter is used (12V systems) placing a jumper is possible/enough?</text:p>
          </table:table-cell>
        </table:table-row>
        <table:table-row table:style-name="ro2">
          <table:table-cell office:value-type="string" calcext:value-type="string">
            <text:p>Add possibility to provide 5V to Arduino</text:p>
          </table:table-cell>
        </table:table-row>
        <table:table-row table:style-name="ro2">
          <table:table-cell office:value-type="string" calcext:value-type="string">
            <text:p>Add headers for direct tapping to Arduino pins</text:p>
          </table:table-cell>
        </table:table-row>
        <table:table-row table:style-name="ro2">
          <table:table-cell office:value-type="string" calcext:value-type="string">
            <text:p>Add headers for LED indicators (Power/statusOK + Relay on)</text:p>
          </table:table-cell>
        </table:table-row>
        <table:table-row table:style-name="ro2">
          <table:table-cell office:value-type="string" calcext:value-type="string">
            <text:p>Switches/butttons (manually on/off relay, reset, Arduino on/off). Headers necessary?</text:p>
          </table:table-cell>
        </table:table-row>
        <table:table-row table:style-name="ro2">
          <table:table-cell office:value-type="string" calcext:value-type="string">
            <text:p>Add header for expansion? SPI?</text:p>
          </table:table-cell>
        </table:table-row>
        <table:table-row table:style-name="ro2">
          <table:table-cell office:value-type="string" calcext:value-type="string">
            <text:p>Include protection diode on board PCB? i.e. in case it is missing on relay</text:p>
          </table:table-cell>
        </table:table-row>
        <table:table-row table:style-name="ro2">
          <table:table-cell office:value-type="string" calcext:value-type="string">
            <text:p>Include reverse polarity protection diodes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package for TIP122</text:p>
          </table:table-cell>
        </table:table-row>
        <table:table-row table:style-name="ro2">
          <table:table-cell office:value-type="string" calcext:value-type="string">
            <text:p>Verify package for resistors</text:p>
          </table:table-cell>
        </table:table-row>
        <table:table-row table:style-name="ro2">
          <table:table-cell office:value-type="string" calcext:value-type="string">
            <text:p>Verify package for headers</text:p>
          </table:table-cell>
        </table:table-row>
        <table:table-row table:style-name="ro2">
          <table:table-cell office:value-type="string" calcext:value-type="string">
            <text:p>Verify package for zener diode</text:p>
          </table:table-cell>
        </table:table-row>
        <table:table-row table:style-name="ro2">
          <table:table-cell office:value-type="string" calcext:value-type="string">
            <text:p>Verify package for capacitor</text:p>
          </table:table-cell>
        </table:table-row>
        <table:table-row table:style-name="ro2">
          <table:table-cell office:value-type="string" calcext:value-type="string">
            <text:p>Add polarized capacitor (after rectifier)</text:p>
          </table:table-cell>
        </table:table-row>
        <table:table-row table:style-name="ro2">
          <table:table-cell office:value-type="string" calcext:value-type="string">
            <text:p>Verify zener diodes polarity</text:p>
          </table:table-cell>
        </table:table-row>
        <table:table-row table:style-name="ro2">
          <table:table-cell office:value-type="string" calcext:value-type="string">
            <text:p>Verify PC817 polarities</text:p>
          </table:table-cell>
        </table:table-row>
        <table:table-row table:style-name="ro2">
          <table:table-cell office:value-type="string" calcext:value-type="string">
            <text:p>Verify normal diodes polarity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connect net segments near zener diode and normal diode</text:p>
          </table:table-cell>
        </table:table-row>
        <table:table-row table:style-name="ro2">
          <table:table-cell office:value-type="string" calcext:value-type="string">
            <text:p>Verify connect net segments near PC817 -&gt; ground, mains detector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PC817 can work as “NPN” “PNP” or both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we will use TIP122</text:p>
          </table:table-cell>
        </table:table-row>
        <table:table-row table:style-name="ro2">
          <table:table-cell office:value-type="string" calcext:value-type="string">
            <text:p>Verify whether we will use opto-isolator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16A plug sufficient? Socket/plug appropriate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circuitry to measure other DC voltages</text:p>
          </table:table-cell>
        </table:table-row>
        <table:table-row table:style-name="ro2">
          <table:table-cell office:value-type="string" calcext:value-type="string">
            <text:p>Add circuitry to sense mains? Or just always power the relay from power adapter connected to TNEB?</text:p>
          </table:table-cell>
        </table:table-row>
        <table:table-row table:style-name="ro2">
          <table:table-cell office:value-type="string" calcext:value-type="string">
            <text:p>Use fuse on mains input to mains sense circui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Arduino’s analog input max voltage (i.e. is 72V OpenCircuitVoltage ok?), and can we exceed 3.3V safely when AREF = 3.3V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reverse polarity protection on solar panel voltage input (one diode or two? 2-3 pin header? What about GND possibly common/not? Voltage can increase if polarity reversed. Study well situation. One more point?)</text:p>
          </table:table-cell>
        </table:table-row>
        <table:table-row table:style-name="ro2">
          <table:table-cell office:value-type="string" calcext:value-type="string">
            <text:p>Add negative voltage protection on A1 (and A0?) verify correctness of how it’s in schematic</text:p>
          </table:table-cell>
        </table:table-row>
        <table:table-row table:style-name="ro2">
          <table:table-cell office:value-type="string" calcext:value-type="string">
            <text:p>Add over voltage protection A0 and A1 (verify correctness of how it’s in schematic)</text:p>
          </table:table-cell>
        </table:table-row>
        <table:table-row table:style-name="ro2">
          <table:table-cell office:value-type="string" calcext:value-type="string">
            <text:p>Verify that placing of resistors before (zener) diodes at analog inputs is good. And their value (10K?)</text:p>
          </table:table-cell>
        </table:table-row>
        <table:table-row table:style-name="ro2">
          <table:table-cell office:value-type="string" calcext:value-type="string">
            <text:p>Is it a problem (probably not) that we read 4 V at panel input when panel input is 0? Could current be fed to the panel and/or damage resistor/zener/anything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ane to bond AREF to 3V3 on PCB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C clock to improve accuracy?</text:p>
          </table:table-cell>
        </table:table-row>
        <table:table-row table:style-name="ro2">
          <table:table-cell office:value-type="string" calcext:value-type="string">
            <text:p>AREF capacitor? pg. 244 of datasheet</text:p>
          </table:table-cell>
        </table:table-row>
        <table:table-row table:style-name="ro2">
          <table:table-cell office:value-type="string" calcext:value-type="string">
            <text:p>resistor and/or capacitor at each analog input A0/A1? (datasheet)</text:p>
          </table:table-cell>
        </table:table-row>
      </table:table>
      <table:table table:name="material_cost" table:style-name="ta1">
        <table:table-column table:style-name="co6" table:default-cell-style-name="Default"/>
        <table:table-row table:style-name="ro2">
          <table:table-cell/>
        </table:table-row>
      </table:table>
      <table:table table:name="panel_voltage_plot" table:style-name="ta1">
        <table:table-column table:style-name="co6" table:default-cell-style-name="Default"/>
        <table:table-column table:style-name="co7" table:default-cell-style-name="ce7"/>
        <table:table-column table:style-name="co8" table:default-cell-style-name="Default"/>
        <table:table-column table:style-name="co6" table:number-columns-repeated="11" table:default-cell-style-name="Default"/>
        <table:table-row table:style-name="ro2">
          <table:table-cell office:value-type="string" calcext:value-type="string">
            <text:p>Vp values</text:p>
          </table:table-cell>
          <table:table-cell table:style-name="Default" office:value-type="string" calcext:value-type="string">
            <text:p>Va values</text:p>
          </table:table-cell>
          <table:table-cell office:value-type="string" calcext:value-type="string">
            <text:p>Vp - Vp/d values</text:p>
          </table:table-cell>
          <table:table-cell office:value-type="string" calcext:value-type="string">
            <text:p>Vp/d values</text:p>
          </table:table-cell>
          <table:table-cell office:value-type="string" calcext:value-type="string">
            <text:p>Vb value</text:p>
          </table:table-cell>
          <table:table-cell office:value-type="string" calcext:value-type="string">
            <text:p>d value (divide by)</text:p>
          </table:table-cell>
          <table:table-cell office:value-type="string" calcext:value-type="string">
            <text:p>FORMULA TO BE VERIFIED!</text:p>
          </table:table-cell>
          <table:table-cell table:number-columns-repeated="7"/>
        </table:table-row>
        <table:table-row table:style-name="ro3">
          <table:table-cell table:formula="of:=12*[.H2]*2" office:value-type="float" office:value="48" calcext:value-type="float">
            <text:p>48</text:p>
          </table:table-cell>
          <table:table-cell table:formula="of:=[.$E$2]-[.C2]" office:value-type="float" office:value="-18.8688845401174" calcext:value-type="float">
            <text:p>-18.8688845401174</text:p>
          </table:table-cell>
          <table:table-cell table:formula="of:=[.A2]-[.D2]" office:value-type="float" office:value="44.8688845401174" calcext:value-type="float">
            <text:p>44.8688845401174</text:p>
          </table:table-cell>
          <table:table-cell table:formula="of:=[.A2]/[.$F$2]" office:value-type="float" office:value="3.13111545988258" calcext:value-type="float">
            <text:p>3.13111545988258</text:p>
          </table:table-cell>
          <table:table-cell table:formula="of:=(12*[.H2])+[.H2]" office:value-type="float" office:value="26" calcext:value-type="float">
            <text:p>26</text:p>
          </table:table-cell>
          <table:table-cell table:formula="of:=[.K11]" office:value-type="float" office:value="15.33" calcext:value-type="float">
            <text:p>15.3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formula="of:=[.A2]-1" office:value-type="float" office:value="47" calcext:value-type="float">
            <text:p>47</text:p>
          </table:table-cell>
          <table:table-cell table:formula="of:=[.$E$2]-[.C3]" office:value-type="float" office:value="-17.9341161121983" calcext:value-type="float">
            <text:p>-17.9341161121983</text:p>
          </table:table-cell>
          <table:table-cell table:formula="of:=[.A3]-[.D3]" office:value-type="float" office:value="43.9341161121983" calcext:value-type="float">
            <text:p>43.9341161121983</text:p>
          </table:table-cell>
          <table:table-cell table:formula="of:=[.A3]/[.$F$2]" office:value-type="float" office:value="3.0658838878017" calcext:value-type="float">
            <text:p>3.0658838878017</text:p>
          </table:table-cell>
          <table:table-cell table:number-columns-repeated="10"/>
        </table:table-row>
        <table:table-row table:style-name="ro3">
          <table:table-cell table:formula="of:=[.A3]-1" office:value-type="float" office:value="46" calcext:value-type="float">
            <text:p>46</text:p>
          </table:table-cell>
          <table:table-cell table:formula="of:=[.$E$2]-[.C4]" office:value-type="float" office:value="-16.9993476842792" calcext:value-type="float">
            <text:p>-16.9993476842792</text:p>
          </table:table-cell>
          <table:table-cell table:formula="of:=[.A4]-[.D4]" office:value-type="float" office:value="42.9993476842792" calcext:value-type="float">
            <text:p>42.9993476842792</text:p>
          </table:table-cell>
          <table:table-cell table:formula="of:=[.A4]/[.$F$2]" office:value-type="float" office:value="3.00065231572081" calcext:value-type="float">
            <text:p>3.00065231572081</text:p>
          </table:table-cell>
          <table:table-cell table:number-columns-repeated="10"/>
        </table:table-row>
        <table:table-row table:style-name="ro3">
          <table:table-cell table:formula="of:=[.A4]-1" office:value-type="float" office:value="45" calcext:value-type="float">
            <text:p>45</text:p>
          </table:table-cell>
          <table:table-cell table:formula="of:=[.$E$2]-[.C5]" office:value-type="float" office:value="-16.0645792563601" calcext:value-type="float">
            <text:p>-16.0645792563601</text:p>
          </table:table-cell>
          <table:table-cell table:formula="of:=[.A5]-[.D5]" office:value-type="float" office:value="42.0645792563601" calcext:value-type="float">
            <text:p>42.0645792563601</text:p>
          </table:table-cell>
          <table:table-cell table:formula="of:=[.A5]/[.$F$2]" office:value-type="float" office:value="2.93542074363992" calcext:value-type="float">
            <text:p>2.93542074363992</text:p>
          </table:table-cell>
          <table:table-cell table:number-columns-repeated="10"/>
        </table:table-row>
        <table:table-row table:style-name="ro3">
          <table:table-cell table:formula="of:=[.A5]-1" office:value-type="float" office:value="44" calcext:value-type="float">
            <text:p>44</text:p>
          </table:table-cell>
          <table:table-cell table:formula="of:=[.$E$2]-[.C6]" office:value-type="float" office:value="-15.129810828441" calcext:value-type="float">
            <text:p>-15.129810828441</text:p>
          </table:table-cell>
          <table:table-cell table:formula="of:=[.A6]-[.D6]" office:value-type="float" office:value="41.129810828441" calcext:value-type="float">
            <text:p>41.129810828441</text:p>
          </table:table-cell>
          <table:table-cell table:formula="of:=[.A6]/[.$F$2]" office:value-type="float" office:value="2.87018917155903" calcext:value-type="float">
            <text:p>2.87018917155903</text:p>
          </table:table-cell>
          <table:table-cell table:number-columns-repeated="10"/>
        </table:table-row>
        <table:table-row table:style-name="ro3">
          <table:table-cell table:formula="of:=[.A6]-1" office:value-type="float" office:value="43" calcext:value-type="float">
            <text:p>43</text:p>
          </table:table-cell>
          <table:table-cell table:formula="of:=[.$E$2]-[.C7]" office:value-type="float" office:value="-14.1950424005219" calcext:value-type="float">
            <text:p>-14.1950424005219</text:p>
          </table:table-cell>
          <table:table-cell table:formula="of:=[.A7]-[.D7]" office:value-type="float" office:value="40.1950424005219" calcext:value-type="float">
            <text:p>40.1950424005219</text:p>
          </table:table-cell>
          <table:table-cell table:formula="of:=[.A7]/[.$F$2]" office:value-type="float" office:value="2.80495759947815" calcext:value-type="float">
            <text:p>2.80495759947815</text:p>
          </table:table-cell>
          <table:table-cell table:number-columns-repeated="10"/>
        </table:table-row>
        <table:table-row table:style-name="ro3">
          <table:table-cell table:formula="of:=[.A7]-1" office:value-type="float" office:value="42" calcext:value-type="float">
            <text:p>42</text:p>
          </table:table-cell>
          <table:table-cell table:formula="of:=[.$E$2]-[.C8]" office:value-type="float" office:value="-13.2602739726027" calcext:value-type="float">
            <text:p>-13.2602739726027</text:p>
          </table:table-cell>
          <table:table-cell table:formula="of:=[.A8]-[.D8]" office:value-type="float" office:value="39.2602739726027" calcext:value-type="float">
            <text:p>39.2602739726027</text:p>
          </table:table-cell>
          <table:table-cell table:formula="of:=[.A8]/[.$F$2]" office:value-type="float" office:value="2.73972602739726" calcext:value-type="float">
            <text:p>2.73972602739726</text:p>
          </table:table-cell>
          <table:table-cell table:number-columns-repeated="10"/>
        </table:table-row>
        <table:table-row table:style-name="ro3">
          <table:table-cell table:formula="of:=[.A8]-1" office:value-type="float" office:value="41" calcext:value-type="float">
            <text:p>41</text:p>
          </table:table-cell>
          <table:table-cell table:formula="of:=[.$E$2]-[.C9]" office:value-type="float" office:value="-12.3255055446836" calcext:value-type="float">
            <text:p>-12.3255055446836</text:p>
          </table:table-cell>
          <table:table-cell table:formula="of:=[.A9]-[.D9]" office:value-type="float" office:value="38.3255055446836" calcext:value-type="float">
            <text:p>38.3255055446836</text:p>
          </table:table-cell>
          <table:table-cell table:formula="of:=[.A9]/[.$F$2]" office:value-type="float" office:value="2.67449445531637" calcext:value-type="float">
            <text:p>2.67449445531637</text:p>
          </table:table-cell>
          <table:table-cell table:number-columns-repeated="10"/>
        </table:table-row>
        <table:table-row table:style-name="ro3">
          <table:table-cell table:formula="of:=[.A9]-1" office:value-type="float" office:value="40" calcext:value-type="float">
            <text:p>40</text:p>
          </table:table-cell>
          <table:table-cell table:formula="of:=[.$E$2]-[.C10]" office:value-type="float" office:value="-11.3907371167645" calcext:value-type="float">
            <text:p>-11.3907371167645</text:p>
          </table:table-cell>
          <table:table-cell table:formula="of:=[.A10]-[.D10]" office:value-type="float" office:value="37.3907371167645" calcext:value-type="float">
            <text:p>37.3907371167645</text:p>
          </table:table-cell>
          <table:table-cell table:formula="of:=[.A10]/[.$F$2]" office:value-type="float" office:value="2.60926288323549" calcext:value-type="float">
            <text:p>2.60926288323549</text:p>
          </table:table-cell>
          <table:table-cell table:number-columns-repeated="6"/>
          <table:table-cell office:value-type="string" calcext:value-type="string">
            <text:p>Divide by</text:p>
          </table:table-cell>
          <table:table-cell office:value-type="string" calcext:value-type="string">
            <text:p>Multiply by</text:p>
          </table:table-cell>
          <table:table-cell office:value-type="string" calcext:value-type="string">
            <text:p>R1 value</text:p>
          </table:table-cell>
          <table:table-cell office:value-type="string" calcext:value-type="string">
            <text:p>R2 value</text:p>
          </table:table-cell>
        </table:table-row>
        <table:table-row table:style-name="ro3">
          <table:table-cell table:formula="of:=[.A10]-1" office:value-type="float" office:value="39" calcext:value-type="float">
            <text:p>39</text:p>
          </table:table-cell>
          <table:table-cell table:formula="of:=[.$E$2]-[.C11]" office:value-type="float" office:value="-10.4559686888454" calcext:value-type="float">
            <text:p>-10.4559686888454</text:p>
          </table:table-cell>
          <table:table-cell table:formula="of:=[.A11]-[.D11]" office:value-type="float" office:value="36.4559686888454" calcext:value-type="float">
            <text:p>36.4559686888454</text:p>
          </table:table-cell>
          <table:table-cell table:formula="of:=[.A11]/[.$F$2]" office:value-type="float" office:value="2.5440313111546" calcext:value-type="float">
            <text:p>2.5440313111546</text:p>
          </table:table-cell>
          <table:table-cell table:number-columns-repeated="6"/>
          <table:table-cell office:value-type="float" office:value="15.33" calcext:value-type="float">
            <text:p>15.33</text:p>
          </table:table-cell>
          <table:table-cell office:value-type="float" office:value="0.0653" calcext:value-type="float">
            <text:p>0.0653</text:p>
          </table:table-cell>
          <table:table-cell table:number-columns-repeated="2"/>
        </table:table-row>
        <table:table-row table:style-name="ro3">
          <table:table-cell table:formula="of:=[.A11]-1" office:value-type="float" office:value="38" calcext:value-type="float">
            <text:p>38</text:p>
          </table:table-cell>
          <table:table-cell table:formula="of:=[.$E$2]-[.C12]" office:value-type="float" office:value="-9.52120026092629" calcext:value-type="float">
            <text:p>-9.52120026092629</text:p>
          </table:table-cell>
          <table:table-cell table:formula="of:=[.A12]-[.D12]" office:value-type="float" office:value="35.5212002609263" calcext:value-type="float">
            <text:p>35.5212002609263</text:p>
          </table:table-cell>
          <table:table-cell table:formula="of:=[.A12]/[.$F$2]" office:value-type="float" office:value="2.47879973907371" calcext:value-type="float">
            <text:p>2.4787997390737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formula="of:=[.A12]-1" office:value-type="float" office:value="37" calcext:value-type="float">
            <text:p>37</text:p>
          </table:table-cell>
          <table:table-cell table:formula="of:=[.$E$2]-[.C13]" office:value-type="float" office:value="-8.58643183300718" calcext:value-type="float">
            <text:p>-8.58643183300718</text:p>
          </table:table-cell>
          <table:table-cell table:formula="of:=[.A13]-[.D13]" office:value-type="float" office:value="34.5864318330072" calcext:value-type="float">
            <text:p>34.5864318330072</text:p>
          </table:table-cell>
          <table:table-cell table:formula="of:=[.A13]/[.$F$2]" office:value-type="float" office:value="2.41356816699282" calcext:value-type="float">
            <text:p>2.41356816699282</text:p>
          </table:table-cell>
          <table:table-cell table:number-columns-repeated="10"/>
        </table:table-row>
        <table:table-row table:style-name="ro3">
          <table:table-cell table:formula="of:=[.A13]-1" office:value-type="float" office:value="36" calcext:value-type="float">
            <text:p>36</text:p>
          </table:table-cell>
          <table:table-cell table:formula="of:=[.$E$2]-[.C14]" office:value-type="float" office:value="-7.65166340508807" calcext:value-type="float">
            <text:p>-7.65166340508807</text:p>
          </table:table-cell>
          <table:table-cell table:formula="of:=[.A14]-[.D14]" office:value-type="float" office:value="33.6516634050881" calcext:value-type="float">
            <text:p>33.6516634050881</text:p>
          </table:table-cell>
          <table:table-cell table:formula="of:=[.A14]/[.$F$2]" office:value-type="float" office:value="2.34833659491194" calcext:value-type="float">
            <text:p>2.34833659491194</text:p>
          </table:table-cell>
          <table:table-cell table:number-columns-repeated="10"/>
        </table:table-row>
        <table:table-row table:style-name="ro3">
          <table:table-cell table:formula="of:=[.A14]-1" office:value-type="float" office:value="35" calcext:value-type="float">
            <text:p>35</text:p>
          </table:table-cell>
          <table:table-cell table:formula="of:=[.$E$2]-[.C15]" office:value-type="float" office:value="-6.71689497716895" calcext:value-type="float">
            <text:p>-6.71689497716895</text:p>
          </table:table-cell>
          <table:table-cell table:formula="of:=[.A15]-[.D15]" office:value-type="float" office:value="32.7168949771689" calcext:value-type="float">
            <text:p>32.7168949771689</text:p>
          </table:table-cell>
          <table:table-cell table:formula="of:=[.A15]/[.$F$2]" office:value-type="float" office:value="2.28310502283105" calcext:value-type="float">
            <text:p>2.28310502283105</text:p>
          </table:table-cell>
          <table:table-cell table:number-columns-repeated="10"/>
        </table:table-row>
        <table:table-row table:style-name="ro3">
          <table:table-cell table:formula="of:=[.A15]-1" office:value-type="float" office:value="34" calcext:value-type="float">
            <text:p>34</text:p>
          </table:table-cell>
          <table:table-cell table:formula="of:=[.$E$2]-[.C16]" office:value-type="float" office:value="-5.78212654924984" calcext:value-type="float">
            <text:p>-5.78212654924984</text:p>
          </table:table-cell>
          <table:table-cell table:formula="of:=[.A16]-[.D16]" office:value-type="float" office:value="31.7821265492498" calcext:value-type="float">
            <text:p>31.7821265492498</text:p>
          </table:table-cell>
          <table:table-cell table:formula="of:=[.A16]/[.$F$2]" office:value-type="float" office:value="2.21787345075016" calcext:value-type="float">
            <text:p>2.21787345075016</text:p>
          </table:table-cell>
          <table:table-cell table:number-columns-repeated="10"/>
        </table:table-row>
        <table:table-row table:style-name="ro3">
          <table:table-cell table:formula="of:=[.A16]-1" office:value-type="float" office:value="33" calcext:value-type="float">
            <text:p>33</text:p>
          </table:table-cell>
          <table:table-cell table:formula="of:=[.$E$2]-[.C17]" office:value-type="float" office:value="-4.84735812133073" calcext:value-type="float">
            <text:p>-4.84735812133073</text:p>
          </table:table-cell>
          <table:table-cell table:formula="of:=[.A17]-[.D17]" office:value-type="float" office:value="30.8473581213307" calcext:value-type="float">
            <text:p>30.8473581213307</text:p>
          </table:table-cell>
          <table:table-cell table:formula="of:=[.A17]/[.$F$2]" office:value-type="float" office:value="2.15264187866928" calcext:value-type="float">
            <text:p>2.15264187866928</text:p>
          </table:table-cell>
          <table:table-cell table:number-columns-repeated="10"/>
        </table:table-row>
        <table:table-row table:style-name="ro3">
          <table:table-cell table:formula="of:=[.A17]-1" office:value-type="float" office:value="32" calcext:value-type="float">
            <text:p>32</text:p>
          </table:table-cell>
          <table:table-cell table:formula="of:=[.$E$2]-[.C18]" office:value-type="float" office:value="-3.91258969341161" calcext:value-type="float">
            <text:p>-3.91258969341161</text:p>
          </table:table-cell>
          <table:table-cell table:formula="of:=[.A18]-[.D18]" office:value-type="float" office:value="29.9125896934116" calcext:value-type="float">
            <text:p>29.9125896934116</text:p>
          </table:table-cell>
          <table:table-cell table:formula="of:=[.A18]/[.$F$2]" office:value-type="float" office:value="2.08741030658839" calcext:value-type="float">
            <text:p>2.08741030658839</text:p>
          </table:table-cell>
          <table:table-cell table:number-columns-repeated="10"/>
        </table:table-row>
        <table:table-row table:style-name="ro3">
          <table:table-cell table:formula="of:=[.A18]-1" office:value-type="float" office:value="31" calcext:value-type="float">
            <text:p>31</text:p>
          </table:table-cell>
          <table:table-cell table:formula="of:=[.$E$2]-[.C19]" office:value-type="float" office:value="-2.9778212654925" calcext:value-type="float">
            <text:p>-2.9778212654925</text:p>
          </table:table-cell>
          <table:table-cell table:formula="of:=[.A19]-[.D19]" office:value-type="float" office:value="28.9778212654925" calcext:value-type="float">
            <text:p>28.9778212654925</text:p>
          </table:table-cell>
          <table:table-cell table:formula="of:=[.A19]/[.$F$2]" office:value-type="float" office:value="2.0221787345075" calcext:value-type="float">
            <text:p>2.0221787345075</text:p>
          </table:table-cell>
          <table:table-cell table:number-columns-repeated="10"/>
        </table:table-row>
        <table:table-row table:style-name="ro3">
          <table:table-cell table:formula="of:=[.A19]-1" office:value-type="float" office:value="30" calcext:value-type="float">
            <text:p>30</text:p>
          </table:table-cell>
          <table:table-cell table:formula="of:=[.$E$2]-[.C20]" office:value-type="float" office:value="-2.04305283757338" calcext:value-type="float">
            <text:p>-2.04305283757338</text:p>
          </table:table-cell>
          <table:table-cell table:formula="of:=[.A20]-[.D20]" office:value-type="float" office:value="28.0430528375734" calcext:value-type="float">
            <text:p>28.0430528375734</text:p>
          </table:table-cell>
          <table:table-cell table:formula="of:=[.A20]/[.$F$2]" office:value-type="float" office:value="1.95694716242661" calcext:value-type="float">
            <text:p>1.95694716242661</text:p>
          </table:table-cell>
          <table:table-cell table:number-columns-repeated="10"/>
        </table:table-row>
        <table:table-row table:style-name="ro3">
          <table:table-cell table:formula="of:=[.A20]-1" office:value-type="float" office:value="29" calcext:value-type="float">
            <text:p>29</text:p>
          </table:table-cell>
          <table:table-cell table:formula="of:=[.$E$2]-[.C21]" office:value-type="float" office:value="-1.10828440965427" calcext:value-type="float">
            <text:p>-1.10828440965427</text:p>
          </table:table-cell>
          <table:table-cell table:formula="of:=[.A21]-[.D21]" office:value-type="float" office:value="27.1082844096543" calcext:value-type="float">
            <text:p>27.1082844096543</text:p>
          </table:table-cell>
          <table:table-cell table:formula="of:=[.A21]/[.$F$2]" office:value-type="float" office:value="1.89171559034573" calcext:value-type="float">
            <text:p>1.89171559034573</text:p>
          </table:table-cell>
          <table:table-cell table:number-columns-repeated="4"/>
          <table:table-cell office:value-type="string" calcext:value-type="string">
            <text:p>Reverse formula</text:p>
          </table:table-cell>
          <table:table-cell table:number-columns-repeated="5"/>
        </table:table-row>
        <table:table-row table:style-name="ro3">
          <table:table-cell table:formula="of:=[.A21]-1" office:value-type="float" office:value="28" calcext:value-type="float">
            <text:p>28</text:p>
          </table:table-cell>
          <table:table-cell table:formula="of:=[.$E$2]-[.C22]" office:value-type="float" office:value="-0.173515981735161" calcext:value-type="float">
            <text:p>-0.173515981735161</text:p>
          </table:table-cell>
          <table:table-cell table:formula="of:=[.A22]-[.D22]" office:value-type="float" office:value="26.1735159817352" calcext:value-type="float">
            <text:p>26.1735159817352</text:p>
          </table:table-cell>
          <table:table-cell table:formula="of:=[.A22]/[.$F$2]" office:value-type="float" office:value="1.82648401826484" calcext:value-type="float">
            <text:p>1.82648401826484</text:p>
          </table:table-cell>
          <table:table-cell table:number-columns-repeated="10"/>
        </table:table-row>
        <table:table-row table:style-name="ro3">
          <table:table-cell table:formula="of:=[.A22]-1" office:value-type="float" office:value="27" calcext:value-type="float">
            <text:p>27</text:p>
          </table:table-cell>
          <table:table-cell table:formula="of:=[.$E$2]-[.C23]" office:value-type="float" office:value="0.761252446183953" calcext:value-type="float">
            <text:p>0.761252446183953</text:p>
          </table:table-cell>
          <table:table-cell table:formula="of:=[.A23]-[.D23]" office:value-type="float" office:value="25.238747553816" calcext:value-type="float">
            <text:p>25.238747553816</text:p>
          </table:table-cell>
          <table:table-cell table:formula="of:=[.A23]/[.$F$2]" office:value-type="float" office:value="1.76125244618395" calcext:value-type="float">
            <text:p>1.76125244618395</text:p>
          </table:table-cell>
          <table:table-cell table:number-columns-repeated="4"/>
          <table:table-cell office:value-type="string" calcext:value-type="string">
            <text:p>Y=Vb-reading</text:p>
          </table:table-cell>
          <table:table-cell table:number-columns-repeated="5"/>
        </table:table-row>
        <table:table-row table:style-name="ro3">
          <table:table-cell table:formula="of:=[.A23]-1" office:value-type="float" office:value="26" calcext:value-type="float">
            <text:p>26</text:p>
          </table:table-cell>
          <table:table-cell table:formula="of:=[.$E$2]-[.C24]" office:value-type="float" office:value="1.69602087410307" calcext:value-type="float">
            <text:p>1.69602087410307</text:p>
          </table:table-cell>
          <table:table-cell table:formula="of:=[.A24]-[.D24]" office:value-type="float" office:value="24.3039791258969" calcext:value-type="float">
            <text:p>24.3039791258969</text:p>
          </table:table-cell>
          <table:table-cell table:formula="of:=[.A24]/[.$F$2]" office:value-type="float" office:value="1.69602087410307" calcext:value-type="float">
            <text:p>1.69602087410307</text:p>
          </table:table-cell>
          <table:table-cell table:number-columns-repeated="4"/>
          <table:table-cell office:value-type="string" calcext:value-type="string">
            <text:p>X=Y/14.33</text:p>
          </table:table-cell>
          <table:table-cell table:number-columns-repeated="5"/>
        </table:table-row>
        <table:table-row table:style-name="ro3">
          <table:table-cell table:formula="of:=[.A24]-1" office:value-type="float" office:value="25" calcext:value-type="float">
            <text:p>25</text:p>
          </table:table-cell>
          <table:table-cell table:formula="of:=[.$E$2]-[.C25]" office:value-type="float" office:value="2.63078930202218" calcext:value-type="float">
            <text:p>2.63078930202218</text:p>
          </table:table-cell>
          <table:table-cell table:formula="of:=[.A25]-[.D25]" office:value-type="float" office:value="23.3692106979778" calcext:value-type="float">
            <text:p>23.3692106979778</text:p>
          </table:table-cell>
          <table:table-cell table:formula="of:=[.A25]/[.$F$2]" office:value-type="float" office:value="1.63078930202218" calcext:value-type="float">
            <text:p>1.63078930202218</text:p>
          </table:table-cell>
          <table:table-cell table:number-columns-repeated="4"/>
          <table:table-cell office:value-type="string" calcext:value-type="string">
            <text:p>Vp=Y+X</text:p>
          </table:table-cell>
          <table:table-cell table:number-columns-repeated="5"/>
        </table:table-row>
        <table:table-row table:style-name="ro3">
          <table:table-cell table:formula="of:=[.A25]-1" office:value-type="float" office:value="24" calcext:value-type="float">
            <text:p>24</text:p>
          </table:table-cell>
          <table:table-cell table:formula="of:=[.$E$2]-[.C26]" office:value-type="float" office:value="3.56555772994129" calcext:value-type="float">
            <text:p>3.56555772994129</text:p>
          </table:table-cell>
          <table:table-cell table:formula="of:=[.A26]-[.D26]" office:value-type="float" office:value="22.4344422700587" calcext:value-type="float">
            <text:p>22.4344422700587</text:p>
          </table:table-cell>
          <table:table-cell table:formula="of:=[.A26]/[.$F$2]" office:value-type="float" office:value="1.56555772994129" calcext:value-type="float">
            <text:p>1.56555772994129</text:p>
          </table:table-cell>
          <table:table-cell table:number-columns-repeated="10"/>
        </table:table-row>
        <table:table-row table:style-name="ro3">
          <table:table-cell table:formula="of:=[.A26]-1" office:value-type="float" office:value="23" calcext:value-type="float">
            <text:p>23</text:p>
          </table:table-cell>
          <table:table-cell table:formula="of:=[.$E$2]-[.C27]" office:value-type="float" office:value="4.5003261578604" calcext:value-type="float">
            <text:p>4.5003261578604</text:p>
          </table:table-cell>
          <table:table-cell table:formula="of:=[.A27]-[.D27]" office:value-type="float" office:value="21.4996738421396" calcext:value-type="float">
            <text:p>21.4996738421396</text:p>
          </table:table-cell>
          <table:table-cell table:formula="of:=[.A27]/[.$F$2]" office:value-type="float" office:value="1.5003261578604" calcext:value-type="float">
            <text:p>1.5003261578604</text:p>
          </table:table-cell>
          <table:table-cell table:number-columns-repeated="10"/>
        </table:table-row>
        <table:table-row table:style-name="ro3">
          <table:table-cell table:formula="of:=[.A27]-1" office:value-type="float" office:value="22" calcext:value-type="float">
            <text:p>22</text:p>
          </table:table-cell>
          <table:table-cell table:formula="of:=[.$E$2]-[.C28]" office:value-type="float" office:value="5.43509458577952" calcext:value-type="float">
            <text:p>5.43509458577952</text:p>
          </table:table-cell>
          <table:table-cell table:formula="of:=[.A28]-[.D28]" office:value-type="float" office:value="20.5649054142205" calcext:value-type="float">
            <text:p>20.5649054142205</text:p>
          </table:table-cell>
          <table:table-cell table:formula="of:=[.A28]/[.$F$2]" office:value-type="float" office:value="1.43509458577952" calcext:value-type="float">
            <text:p>1.43509458577952</text:p>
          </table:table-cell>
          <table:table-cell table:number-columns-repeated="10"/>
        </table:table-row>
        <table:table-row table:style-name="ro3">
          <table:table-cell table:formula="of:=[.A28]-1" office:value-type="float" office:value="21" calcext:value-type="float">
            <text:p>21</text:p>
          </table:table-cell>
          <table:table-cell table:formula="of:=[.$E$2]-[.C29]" office:value-type="float" office:value="6.36986301369863" calcext:value-type="float">
            <text:p>6.36986301369863</text:p>
          </table:table-cell>
          <table:table-cell table:formula="of:=[.A29]-[.D29]" office:value-type="float" office:value="19.6301369863014" calcext:value-type="float">
            <text:p>19.6301369863014</text:p>
          </table:table-cell>
          <table:table-cell table:formula="of:=[.A29]/[.$F$2]" office:value-type="float" office:value="1.36986301369863" calcext:value-type="float">
            <text:p>1.36986301369863</text:p>
          </table:table-cell>
          <table:table-cell table:number-columns-repeated="10"/>
        </table:table-row>
        <table:table-row table:style-name="ro3">
          <table:table-cell table:formula="of:=[.A29]-1" office:value-type="float" office:value="20" calcext:value-type="float">
            <text:p>20</text:p>
          </table:table-cell>
          <table:table-cell table:formula="of:=[.$E$2]-[.C30]" office:value-type="float" office:value="7.30463144161774" calcext:value-type="float">
            <text:p>7.30463144161774</text:p>
          </table:table-cell>
          <table:table-cell table:formula="of:=[.A30]-[.D30]" office:value-type="float" office:value="18.6953685583823" calcext:value-type="float">
            <text:p>18.6953685583823</text:p>
          </table:table-cell>
          <table:table-cell table:formula="of:=[.A30]/[.$F$2]" office:value-type="float" office:value="1.30463144161774" calcext:value-type="float">
            <text:p>1.30463144161774</text:p>
          </table:table-cell>
          <table:table-cell table:number-columns-repeated="10"/>
        </table:table-row>
        <table:table-row table:style-name="ro3">
          <table:table-cell table:formula="of:=[.A30]-1" office:value-type="float" office:value="19" calcext:value-type="float">
            <text:p>19</text:p>
          </table:table-cell>
          <table:table-cell table:formula="of:=[.$E$2]-[.C31]" office:value-type="float" office:value="8.23939986953686" calcext:value-type="float">
            <text:p>8.23939986953686</text:p>
          </table:table-cell>
          <table:table-cell table:formula="of:=[.A31]-[.D31]" office:value-type="float" office:value="17.7606001304631" calcext:value-type="float">
            <text:p>17.7606001304631</text:p>
          </table:table-cell>
          <table:table-cell table:formula="of:=[.A31]/[.$F$2]" office:value-type="float" office:value="1.23939986953686" calcext:value-type="float">
            <text:p>1.23939986953686</text:p>
          </table:table-cell>
          <table:table-cell table:number-columns-repeated="10"/>
        </table:table-row>
        <table:table-row table:style-name="ro3">
          <table:table-cell table:formula="of:=[.A31]-1" office:value-type="float" office:value="18" calcext:value-type="float">
            <text:p>18</text:p>
          </table:table-cell>
          <table:table-cell table:formula="of:=[.$E$2]-[.C32]" office:value-type="float" office:value="9.17416829745597" calcext:value-type="float">
            <text:p>9.17416829745597</text:p>
          </table:table-cell>
          <table:table-cell table:formula="of:=[.A32]-[.D32]" office:value-type="float" office:value="16.825831702544" calcext:value-type="float">
            <text:p>16.825831702544</text:p>
          </table:table-cell>
          <table:table-cell table:formula="of:=[.A32]/[.$F$2]" office:value-type="float" office:value="1.17416829745597" calcext:value-type="float">
            <text:p>1.17416829745597</text:p>
          </table:table-cell>
          <table:table-cell table:number-columns-repeated="10"/>
        </table:table-row>
        <table:table-row table:style-name="ro3">
          <table:table-cell table:formula="of:=[.A32]-1" office:value-type="float" office:value="17" calcext:value-type="float">
            <text:p>17</text:p>
          </table:table-cell>
          <table:table-cell table:formula="of:=[.$E$2]-[.C33]" office:value-type="float" office:value="10.1089367253751" calcext:value-type="float">
            <text:p>10.1089367253751</text:p>
          </table:table-cell>
          <table:table-cell table:formula="of:=[.A33]-[.D33]" office:value-type="float" office:value="15.8910632746249" calcext:value-type="float">
            <text:p>15.8910632746249</text:p>
          </table:table-cell>
          <table:table-cell table:formula="of:=[.A33]/[.$F$2]" office:value-type="float" office:value="1.10893672537508" calcext:value-type="float">
            <text:p>1.10893672537508</text:p>
          </table:table-cell>
          <table:table-cell table:number-columns-repeated="10"/>
        </table:table-row>
        <table:table-row table:style-name="ro3">
          <table:table-cell table:formula="of:=[.A33]-1" office:value-type="float" office:value="16" calcext:value-type="float">
            <text:p>16</text:p>
          </table:table-cell>
          <table:table-cell table:formula="of:=[.$E$2]-[.C34]" office:value-type="float" office:value="11.0437051532942" calcext:value-type="float">
            <text:p>11.0437051532942</text:p>
          </table:table-cell>
          <table:table-cell table:formula="of:=[.A34]-[.D34]" office:value-type="float" office:value="14.9562948467058" calcext:value-type="float">
            <text:p>14.9562948467058</text:p>
          </table:table-cell>
          <table:table-cell table:formula="of:=[.A34]/[.$F$2]" office:value-type="float" office:value="1.04370515329419" calcext:value-type="float">
            <text:p>1.04370515329419</text:p>
          </table:table-cell>
          <table:table-cell table:number-columns-repeated="10"/>
        </table:table-row>
        <table:table-row table:style-name="ro3">
          <table:table-cell table:formula="of:=[.A34]-1" office:value-type="float" office:value="15" calcext:value-type="float">
            <text:p>15</text:p>
          </table:table-cell>
          <table:table-cell table:formula="of:=[.$E$2]-[.C35]" office:value-type="float" office:value="11.9784735812133" calcext:value-type="float">
            <text:p>11.9784735812133</text:p>
          </table:table-cell>
          <table:table-cell table:formula="of:=[.A35]-[.D35]" office:value-type="float" office:value="14.0215264187867" calcext:value-type="float">
            <text:p>14.0215264187867</text:p>
          </table:table-cell>
          <table:table-cell table:formula="of:=[.A35]/[.$F$2]" office:value-type="float" office:value="0.978473581213307" calcext:value-type="float">
            <text:p>0.978473581213307</text:p>
          </table:table-cell>
          <table:table-cell table:number-columns-repeated="10"/>
        </table:table-row>
        <table:table-row table:style-name="ro3">
          <table:table-cell table:formula="of:=[.A35]-1" office:value-type="float" office:value="14" calcext:value-type="float">
            <text:p>14</text:p>
          </table:table-cell>
          <table:table-cell table:formula="of:=[.$E$2]-[.C36]" office:value-type="float" office:value="12.9132420091324" calcext:value-type="float">
            <text:p>12.9132420091324</text:p>
          </table:table-cell>
          <table:table-cell table:formula="of:=[.A36]-[.D36]" office:value-type="float" office:value="13.0867579908676" calcext:value-type="float">
            <text:p>13.0867579908676</text:p>
          </table:table-cell>
          <table:table-cell table:formula="of:=[.A36]/[.$F$2]" office:value-type="float" office:value="0.91324200913242" calcext:value-type="float">
            <text:p>0.91324200913242</text:p>
          </table:table-cell>
          <table:table-cell table:number-columns-repeated="10"/>
        </table:table-row>
        <table:table-row table:style-name="ro3">
          <table:table-cell table:formula="of:=[.A36]-1" office:value-type="float" office:value="13" calcext:value-type="float">
            <text:p>13</text:p>
          </table:table-cell>
          <table:table-cell table:formula="of:=[.$E$2]-[.C37]" office:value-type="float" office:value="13.8480104370515" calcext:value-type="float">
            <text:p>13.8480104370515</text:p>
          </table:table-cell>
          <table:table-cell table:formula="of:=[.A37]-[.D37]" office:value-type="float" office:value="12.1519895629485" calcext:value-type="float">
            <text:p>12.1519895629485</text:p>
          </table:table-cell>
          <table:table-cell table:formula="of:=[.A37]/[.$F$2]" office:value-type="float" office:value="0.848010437051533" calcext:value-type="float">
            <text:p>0.848010437051533</text:p>
          </table:table-cell>
          <table:table-cell table:number-columns-repeated="10"/>
        </table:table-row>
        <table:table-row table:style-name="ro3">
          <table:table-cell table:formula="of:=[.A37]-1" office:value-type="float" office:value="12" calcext:value-type="float">
            <text:p>12</text:p>
          </table:table-cell>
          <table:table-cell table:formula="of:=[.$E$2]-[.C38]" office:value-type="float" office:value="14.7827788649706" calcext:value-type="float">
            <text:p>14.7827788649706</text:p>
          </table:table-cell>
          <table:table-cell table:formula="of:=[.A38]-[.D38]" office:value-type="float" office:value="11.2172211350294" calcext:value-type="float">
            <text:p>11.2172211350294</text:p>
          </table:table-cell>
          <table:table-cell table:formula="of:=[.A38]/[.$F$2]" office:value-type="float" office:value="0.782778864970646" calcext:value-type="float">
            <text:p>0.782778864970646</text:p>
          </table:table-cell>
          <table:table-cell table:number-columns-repeated="10"/>
        </table:table-row>
        <table:table-row table:style-name="ro3">
          <table:table-cell table:formula="of:=[.A38]-1" office:value-type="float" office:value="11" calcext:value-type="float">
            <text:p>11</text:p>
          </table:table-cell>
          <table:table-cell table:formula="of:=[.$E$2]-[.C39]" office:value-type="float" office:value="15.7175472928898" calcext:value-type="float">
            <text:p>15.7175472928898</text:p>
          </table:table-cell>
          <table:table-cell table:formula="of:=[.A39]-[.D39]" office:value-type="float" office:value="10.2824527071102" calcext:value-type="float">
            <text:p>10.2824527071102</text:p>
          </table:table-cell>
          <table:table-cell table:formula="of:=[.A39]/[.$F$2]" office:value-type="float" office:value="0.717547292889759" calcext:value-type="float">
            <text:p>0.717547292889759</text:p>
          </table:table-cell>
          <table:table-cell table:number-columns-repeated="10"/>
        </table:table-row>
        <table:table-row table:style-name="ro3">
          <table:table-cell table:formula="of:=[.A39]-1" office:value-type="float" office:value="10" calcext:value-type="float">
            <text:p>10</text:p>
          </table:table-cell>
          <table:table-cell table:formula="of:=[.$E$2]-[.C40]" office:value-type="float" office:value="16.6523157208089" calcext:value-type="float">
            <text:p>16.6523157208089</text:p>
          </table:table-cell>
          <table:table-cell table:formula="of:=[.A40]-[.D40]" office:value-type="float" office:value="9.34768427919113" calcext:value-type="float">
            <text:p>9.34768427919113</text:p>
          </table:table-cell>
          <table:table-cell table:formula="of:=[.A40]/[.$F$2]" office:value-type="float" office:value="0.652315720808871" calcext:value-type="float">
            <text:p>0.652315720808871</text:p>
          </table:table-cell>
          <table:table-cell table:number-columns-repeated="10"/>
        </table:table-row>
        <table:table-row table:style-name="ro3">
          <table:table-cell table:formula="of:=[.A40]-1" office:value-type="float" office:value="9" calcext:value-type="float">
            <text:p>9</text:p>
          </table:table-cell>
          <table:table-cell table:formula="of:=[.$E$2]-[.C41]" office:value-type="float" office:value="17.587084148728" calcext:value-type="float">
            <text:p>17.587084148728</text:p>
          </table:table-cell>
          <table:table-cell table:formula="of:=[.A41]-[.D41]" office:value-type="float" office:value="8.41291585127202" calcext:value-type="float">
            <text:p>8.41291585127202</text:p>
          </table:table-cell>
          <table:table-cell table:formula="of:=[.A41]/[.$F$2]" office:value-type="float" office:value="0.587084148727984" calcext:value-type="float">
            <text:p>0.587084148727984</text:p>
          </table:table-cell>
          <table:table-cell table:number-columns-repeated="10"/>
        </table:table-row>
        <table:table-row table:style-name="ro3">
          <table:table-cell table:formula="of:=[.A41]-1" office:value-type="float" office:value="8" calcext:value-type="float">
            <text:p>8</text:p>
          </table:table-cell>
          <table:table-cell table:formula="of:=[.$E$2]-[.C42]" office:value-type="float" office:value="18.5218525766471" calcext:value-type="float">
            <text:p>18.5218525766471</text:p>
          </table:table-cell>
          <table:table-cell table:formula="of:=[.A42]-[.D42]" office:value-type="float" office:value="7.4781474233529" calcext:value-type="float">
            <text:p>7.4781474233529</text:p>
          </table:table-cell>
          <table:table-cell table:formula="of:=[.A42]/[.$F$2]" office:value-type="float" office:value="0.521852576647097" calcext:value-type="float">
            <text:p>0.521852576647097</text:p>
          </table:table-cell>
          <table:table-cell table:number-columns-repeated="10"/>
        </table:table-row>
        <table:table-row table:style-name="ro3">
          <table:table-cell table:formula="of:=[.A42]-1" office:value-type="float" office:value="7" calcext:value-type="float">
            <text:p>7</text:p>
          </table:table-cell>
          <table:table-cell table:formula="of:=[.$E$2]-[.C43]" office:value-type="float" office:value="19.4566210045662" calcext:value-type="float">
            <text:p>19.4566210045662</text:p>
          </table:table-cell>
          <table:table-cell table:formula="of:=[.A43]-[.D43]" office:value-type="float" office:value="6.54337899543379" calcext:value-type="float">
            <text:p>6.54337899543379</text:p>
          </table:table-cell>
          <table:table-cell table:formula="of:=[.A43]/[.$F$2]" office:value-type="float" office:value="0.45662100456621" calcext:value-type="float">
            <text:p>0.45662100456621</text:p>
          </table:table-cell>
          <table:table-cell table:number-columns-repeated="10"/>
        </table:table-row>
        <table:table-row table:style-name="ro3">
          <table:table-cell table:formula="of:=[.A43]-1" office:value-type="float" office:value="6" calcext:value-type="float">
            <text:p>6</text:p>
          </table:table-cell>
          <table:table-cell table:formula="of:=[.$E$2]-[.C44]" office:value-type="float" office:value="20.3913894324853" calcext:value-type="float">
            <text:p>20.3913894324853</text:p>
          </table:table-cell>
          <table:table-cell table:formula="of:=[.A44]-[.D44]" office:value-type="float" office:value="5.60861056751468" calcext:value-type="float">
            <text:p>5.60861056751468</text:p>
          </table:table-cell>
          <table:table-cell table:formula="of:=[.A44]/[.$F$2]" office:value-type="float" office:value="0.391389432485323" calcext:value-type="float">
            <text:p>0.391389432485323</text:p>
          </table:table-cell>
          <table:table-cell table:number-columns-repeated="10"/>
        </table:table-row>
        <table:table-row table:style-name="ro3">
          <table:table-cell table:formula="of:=[.A44]-1" office:value-type="float" office:value="5" calcext:value-type="float">
            <text:p>5</text:p>
          </table:table-cell>
          <table:table-cell table:formula="of:=[.$E$2]-[.C45]" office:value-type="float" office:value="21.3261578604044" calcext:value-type="float">
            <text:p>21.3261578604044</text:p>
          </table:table-cell>
          <table:table-cell table:formula="of:=[.A45]-[.D45]" office:value-type="float" office:value="4.67384213959556" calcext:value-type="float">
            <text:p>4.67384213959556</text:p>
          </table:table-cell>
          <table:table-cell table:formula="of:=[.A45]/[.$F$2]" office:value-type="float" office:value="0.326157860404436" calcext:value-type="float">
            <text:p>0.326157860404436</text:p>
          </table:table-cell>
          <table:table-cell table:number-columns-repeated="10"/>
        </table:table-row>
        <table:table-row table:style-name="ro3">
          <table:table-cell table:formula="of:=[.A45]-1" office:value-type="float" office:value="4" calcext:value-type="float">
            <text:p>4</text:p>
          </table:table-cell>
          <table:table-cell table:formula="of:=[.$E$2]-[.C46]" office:value-type="float" office:value="22.2609262883235" calcext:value-type="float">
            <text:p>22.2609262883235</text:p>
          </table:table-cell>
          <table:table-cell table:formula="of:=[.A46]-[.D46]" office:value-type="float" office:value="3.73907371167645" calcext:value-type="float">
            <text:p>3.73907371167645</text:p>
          </table:table-cell>
          <table:table-cell table:formula="of:=[.A46]/[.$F$2]" office:value-type="float" office:value="0.260926288323549" calcext:value-type="float">
            <text:p>0.260926288323549</text:p>
          </table:table-cell>
          <table:table-cell table:number-columns-repeated="10"/>
        </table:table-row>
        <table:table-row table:style-name="ro3">
          <table:table-cell table:formula="of:=[.A46]-1" office:value-type="float" office:value="3" calcext:value-type="float">
            <text:p>3</text:p>
          </table:table-cell>
          <table:table-cell table:formula="of:=[.$E$2]-[.C47]" office:value-type="float" office:value="23.1956947162427" calcext:value-type="float">
            <text:p>23.1956947162427</text:p>
          </table:table-cell>
          <table:table-cell table:formula="of:=[.A47]-[.D47]" office:value-type="float" office:value="2.80430528375734" calcext:value-type="float">
            <text:p>2.80430528375734</text:p>
          </table:table-cell>
          <table:table-cell table:formula="of:=[.A47]/[.$F$2]" office:value-type="float" office:value="0.195694716242661" calcext:value-type="float">
            <text:p>0.195694716242661</text:p>
          </table:table-cell>
          <table:table-cell table:number-columns-repeated="10"/>
        </table:table-row>
        <table:table-row table:style-name="ro3">
          <table:table-cell table:formula="of:=[.A47]-1" office:value-type="float" office:value="2" calcext:value-type="float">
            <text:p>2</text:p>
          </table:table-cell>
          <table:table-cell table:formula="of:=[.$E$2]-[.C48]" office:value-type="float" office:value="24.1304631441618" calcext:value-type="float">
            <text:p>24.1304631441618</text:p>
          </table:table-cell>
          <table:table-cell table:formula="of:=[.A48]-[.D48]" office:value-type="float" office:value="1.86953685583823" calcext:value-type="float">
            <text:p>1.86953685583823</text:p>
          </table:table-cell>
          <table:table-cell table:formula="of:=[.A48]/[.$F$2]" office:value-type="float" office:value="0.130463144161774" calcext:value-type="float">
            <text:p>0.130463144161774</text:p>
          </table:table-cell>
          <table:table-cell table:number-columns-repeated="10"/>
        </table:table-row>
        <table:table-row table:style-name="ro3">
          <table:table-cell table:formula="of:=[.A48]-1" office:value-type="float" office:value="1" calcext:value-type="float">
            <text:p>1</text:p>
          </table:table-cell>
          <table:table-cell table:formula="of:=[.$E$2]-[.C49]" office:value-type="float" office:value="25.0652315720809" calcext:value-type="float">
            <text:p>25.0652315720809</text:p>
          </table:table-cell>
          <table:table-cell table:formula="of:=[.A49]-[.D49]" office:value-type="float" office:value="0.934768427919113" calcext:value-type="float">
            <text:p>0.934768427919113</text:p>
          </table:table-cell>
          <table:table-cell table:formula="of:=[.A49]/[.$F$2]" office:value-type="float" office:value="0.0652315720808871" calcext:value-type="float">
            <text:p>0.065231572080887</text:p>
          </table:table-cell>
          <table:table-cell table:number-columns-repeated="10"/>
        </table:table-row>
        <table:table-row table:style-name="ro3">
          <table:table-cell table:formula="of:=[.A49]-1" office:value-type="float" office:value="0" calcext:value-type="float">
            <text:p>0</text:p>
          </table:table-cell>
          <table:table-cell table:formula="of:=[.$E$2]-[.C50]" office:value-type="float" office:value="26" calcext:value-type="float">
            <text:p>26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/[.$F$2]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formula="of:=[.A50]-1" office:value-type="float" office:value="-1" calcext:value-type="float">
            <text:p>-1</text:p>
          </table:table-cell>
          <table:table-cell table:formula="of:=[.$E$2]-[.C51]" office:value-type="float" office:value="26.9347684279191" calcext:value-type="float">
            <text:p>26.9347684279191</text:p>
          </table:table-cell>
          <table:table-cell table:formula="of:=[.A51]-[.D51]" office:value-type="float" office:value="-0.934768427919113" calcext:value-type="float">
            <text:p>-0.934768427919113</text:p>
          </table:table-cell>
          <table:table-cell table:formula="of:=[.A51]/[.$F$2]" office:value-type="float" office:value="-0.0652315720808871" calcext:value-type="float">
            <text:p>-0.065231572080887</text:p>
          </table:table-cell>
          <table:table-cell table:number-columns-repeated="10"/>
        </table:table-row>
        <table:table-row table:style-name="ro3">
          <table:table-cell table:formula="of:=[.A51]-1" office:value-type="float" office:value="-2" calcext:value-type="float">
            <text:p>-2</text:p>
          </table:table-cell>
          <table:table-cell table:formula="of:=[.$E$2]-[.C52]" office:value-type="float" office:value="27.8695368558382" calcext:value-type="float">
            <text:p>27.8695368558382</text:p>
          </table:table-cell>
          <table:table-cell table:formula="of:=[.A52]-[.D52]" office:value-type="float" office:value="-1.86953685583823" calcext:value-type="float">
            <text:p>-1.86953685583823</text:p>
          </table:table-cell>
          <table:table-cell table:formula="of:=[.A52]/[.$F$2]" office:value-type="float" office:value="-0.130463144161774" calcext:value-type="float">
            <text:p>-0.130463144161774</text:p>
          </table:table-cell>
          <table:table-cell table:number-columns-repeated="10"/>
        </table:table-row>
        <table:table-row table:style-name="ro3">
          <table:table-cell table:formula="of:=[.A52]-1" office:value-type="float" office:value="-3" calcext:value-type="float">
            <text:p>-3</text:p>
          </table:table-cell>
          <table:table-cell table:formula="of:=[.$E$2]-[.C53]" office:value-type="float" office:value="28.8043052837573" calcext:value-type="float">
            <text:p>28.8043052837573</text:p>
          </table:table-cell>
          <table:table-cell table:formula="of:=[.A53]-[.D53]" office:value-type="float" office:value="-2.80430528375734" calcext:value-type="float">
            <text:p>-2.80430528375734</text:p>
          </table:table-cell>
          <table:table-cell table:formula="of:=[.A53]/[.$F$2]" office:value-type="float" office:value="-0.195694716242661" calcext:value-type="float">
            <text:p>-0.195694716242661</text:p>
          </table:table-cell>
          <table:table-cell table:number-columns-repeated="10"/>
        </table:table-row>
        <table:table-row table:style-name="ro3">
          <table:table-cell table:formula="of:=[.A53]-1" office:value-type="float" office:value="-4" calcext:value-type="float">
            <text:p>-4</text:p>
          </table:table-cell>
          <table:table-cell table:formula="of:=[.$E$2]-[.C54]" office:value-type="float" office:value="29.7390737116765" calcext:value-type="float">
            <text:p>29.7390737116765</text:p>
          </table:table-cell>
          <table:table-cell table:formula="of:=[.A54]-[.D54]" office:value-type="float" office:value="-3.73907371167645" calcext:value-type="float">
            <text:p>-3.73907371167645</text:p>
          </table:table-cell>
          <table:table-cell table:formula="of:=[.A54]/[.$F$2]" office:value-type="float" office:value="-0.260926288323549" calcext:value-type="float">
            <text:p>-0.260926288323549</text:p>
          </table:table-cell>
          <table:table-cell table:number-columns-repeated="10"/>
        </table:table-row>
        <table:table-row table:style-name="ro3">
          <table:table-cell table:formula="of:=[.A54]-1" office:value-type="float" office:value="-5" calcext:value-type="float">
            <text:p>-5</text:p>
          </table:table-cell>
          <table:table-cell table:formula="of:=[.$E$2]-[.C55]" office:value-type="float" office:value="30.6738421395956" calcext:value-type="float">
            <text:p>30.6738421395956</text:p>
          </table:table-cell>
          <table:table-cell table:formula="of:=[.A55]-[.D55]" office:value-type="float" office:value="-4.67384213959556" calcext:value-type="float">
            <text:p>-4.67384213959556</text:p>
          </table:table-cell>
          <table:table-cell table:formula="of:=[.A55]/[.$F$2]" office:value-type="float" office:value="-0.326157860404436" calcext:value-type="float">
            <text:p>-0.326157860404436</text:p>
          </table:table-cell>
          <table:table-cell table:number-columns-repeated="10"/>
        </table:table-row>
        <table:table-row table:style-name="ro3">
          <table:table-cell table:formula="of:=[.A55]-1" office:value-type="float" office:value="-6" calcext:value-type="float">
            <text:p>-6</text:p>
          </table:table-cell>
          <table:table-cell table:formula="of:=[.$E$2]-[.C56]" office:value-type="float" office:value="31.6086105675147" calcext:value-type="float">
            <text:p>31.6086105675147</text:p>
          </table:table-cell>
          <table:table-cell table:formula="of:=[.A56]-[.D56]" office:value-type="float" office:value="-5.60861056751468" calcext:value-type="float">
            <text:p>-5.60861056751468</text:p>
          </table:table-cell>
          <table:table-cell table:formula="of:=[.A56]/[.$F$2]" office:value-type="float" office:value="-0.391389432485323" calcext:value-type="float">
            <text:p>-0.391389432485323</text:p>
          </table:table-cell>
          <table:table-cell table:number-columns-repeated="10"/>
        </table:table-row>
        <table:table-row table:style-name="ro3">
          <table:table-cell table:formula="of:=[.A56]-1" office:value-type="float" office:value="-7" calcext:value-type="float">
            <text:p>-7</text:p>
          </table:table-cell>
          <table:table-cell table:formula="of:=[.$E$2]-[.C57]" office:value-type="float" office:value="32.5433789954338" calcext:value-type="float">
            <text:p>32.5433789954338</text:p>
          </table:table-cell>
          <table:table-cell table:formula="of:=[.A57]-[.D57]" office:value-type="float" office:value="-6.54337899543379" calcext:value-type="float">
            <text:p>-6.54337899543379</text:p>
          </table:table-cell>
          <table:table-cell table:formula="of:=[.A57]/[.$F$2]" office:value-type="float" office:value="-0.45662100456621" calcext:value-type="float">
            <text:p>-0.45662100456621</text:p>
          </table:table-cell>
          <table:table-cell table:number-columns-repeated="10"/>
        </table:table-row>
        <table:table-row table:style-name="ro3">
          <table:table-cell table:formula="of:=[.A57]-1" office:value-type="float" office:value="-8" calcext:value-type="float">
            <text:p>-8</text:p>
          </table:table-cell>
          <table:table-cell table:formula="of:=[.$E$2]-[.C58]" office:value-type="float" office:value="33.4781474233529" calcext:value-type="float">
            <text:p>33.4781474233529</text:p>
          </table:table-cell>
          <table:table-cell table:formula="of:=[.A58]-[.D58]" office:value-type="float" office:value="-7.4781474233529" calcext:value-type="float">
            <text:p>-7.4781474233529</text:p>
          </table:table-cell>
          <table:table-cell table:formula="of:=[.A58]/[.$F$2]" office:value-type="float" office:value="-0.521852576647097" calcext:value-type="float">
            <text:p>-0.521852576647097</text:p>
          </table:table-cell>
          <table:table-cell table:number-columns-repeated="10"/>
        </table:table-row>
        <table:table-row table:style-name="ro3">
          <table:table-cell table:formula="of:=[.A58]-1" office:value-type="float" office:value="-9" calcext:value-type="float">
            <text:p>-9</text:p>
          </table:table-cell>
          <table:table-cell table:formula="of:=[.$E$2]-[.C59]" office:value-type="float" office:value="34.412915851272" calcext:value-type="float">
            <text:p>34.412915851272</text:p>
          </table:table-cell>
          <table:table-cell table:formula="of:=[.A59]-[.D59]" office:value-type="float" office:value="-8.41291585127202" calcext:value-type="float">
            <text:p>-8.41291585127202</text:p>
          </table:table-cell>
          <table:table-cell table:formula="of:=[.A59]/[.$F$2]" office:value-type="float" office:value="-0.587084148727984" calcext:value-type="float">
            <text:p>-0.587084148727984</text:p>
          </table:table-cell>
          <table:table-cell table:number-columns-repeated="10"/>
        </table:table-row>
        <table:table-row table:style-name="ro3">
          <table:table-cell table:formula="of:=[.A59]-1" office:value-type="float" office:value="-10" calcext:value-type="float">
            <text:p>-10</text:p>
          </table:table-cell>
          <table:table-cell table:formula="of:=[.$E$2]-[.C60]" office:value-type="float" office:value="35.3476842791911" calcext:value-type="float">
            <text:p>35.3476842791911</text:p>
          </table:table-cell>
          <table:table-cell table:formula="of:=[.A60]-[.D60]" office:value-type="float" office:value="-9.34768427919113" calcext:value-type="float">
            <text:p>-9.34768427919113</text:p>
          </table:table-cell>
          <table:table-cell table:formula="of:=[.A60]/[.$F$2]" office:value-type="float" office:value="-0.652315720808871" calcext:value-type="float">
            <text:p>-0.652315720808871</text:p>
          </table:table-cell>
          <table:table-cell table:number-columns-repeated="10"/>
        </table:table-row>
        <table:table-row table:style-name="ro3">
          <table:table-cell table:formula="of:=[.A60]-1" office:value-type="float" office:value="-11" calcext:value-type="float">
            <text:p>-11</text:p>
          </table:table-cell>
          <table:table-cell table:formula="of:=[.$E$2]-[.C61]" office:value-type="float" office:value="36.2824527071102" calcext:value-type="float">
            <text:p>36.2824527071102</text:p>
          </table:table-cell>
          <table:table-cell table:formula="of:=[.A61]-[.D61]" office:value-type="float" office:value="-10.2824527071102" calcext:value-type="float">
            <text:p>-10.2824527071102</text:p>
          </table:table-cell>
          <table:table-cell table:formula="of:=[.A61]/[.$F$2]" office:value-type="float" office:value="-0.717547292889759" calcext:value-type="float">
            <text:p>-0.717547292889759</text:p>
          </table:table-cell>
          <table:table-cell table:number-columns-repeated="10"/>
        </table:table-row>
        <table:table-row table:style-name="ro3">
          <table:table-cell table:formula="of:=[.A61]-1" office:value-type="float" office:value="-12" calcext:value-type="float">
            <text:p>-12</text:p>
          </table:table-cell>
          <table:table-cell table:formula="of:=[.$E$2]-[.C62]" office:value-type="float" office:value="37.2172211350294" calcext:value-type="float">
            <text:p>37.2172211350294</text:p>
          </table:table-cell>
          <table:table-cell table:formula="of:=[.A62]-[.D62]" office:value-type="float" office:value="-11.2172211350294" calcext:value-type="float">
            <text:p>-11.2172211350294</text:p>
          </table:table-cell>
          <table:table-cell table:formula="of:=[.A62]/[.$F$2]" office:value-type="float" office:value="-0.782778864970646" calcext:value-type="float">
            <text:p>-0.782778864970646</text:p>
          </table:table-cell>
          <table:table-cell table:number-columns-repeated="10"/>
        </table:table-row>
        <table:table-row table:style-name="ro3">
          <table:table-cell table:formula="of:=[.A62]-1" office:value-type="float" office:value="-13" calcext:value-type="float">
            <text:p>-13</text:p>
          </table:table-cell>
          <table:table-cell table:formula="of:=[.$E$2]-[.C63]" office:value-type="float" office:value="38.1519895629485" calcext:value-type="float">
            <text:p>38.1519895629485</text:p>
          </table:table-cell>
          <table:table-cell table:formula="of:=[.A63]-[.D63]" office:value-type="float" office:value="-12.1519895629485" calcext:value-type="float">
            <text:p>-12.1519895629485</text:p>
          </table:table-cell>
          <table:table-cell table:formula="of:=[.A63]/[.$F$2]" office:value-type="float" office:value="-0.848010437051533" calcext:value-type="float">
            <text:p>-0.848010437051533</text:p>
          </table:table-cell>
          <table:table-cell table:number-columns-repeated="10"/>
        </table:table-row>
        <table:table-row table:style-name="ro3">
          <table:table-cell table:formula="of:=[.A63]-1" office:value-type="float" office:value="-14" calcext:value-type="float">
            <text:p>-14</text:p>
          </table:table-cell>
          <table:table-cell table:formula="of:=[.$E$2]-[.C64]" office:value-type="float" office:value="39.0867579908676" calcext:value-type="float">
            <text:p>39.0867579908676</text:p>
          </table:table-cell>
          <table:table-cell table:formula="of:=[.A64]-[.D64]" office:value-type="float" office:value="-13.0867579908676" calcext:value-type="float">
            <text:p>-13.0867579908676</text:p>
          </table:table-cell>
          <table:table-cell table:formula="of:=[.A64]/[.$F$2]" office:value-type="float" office:value="-0.91324200913242" calcext:value-type="float">
            <text:p>-0.91324200913242</text:p>
          </table:table-cell>
          <table:table-cell table:number-columns-repeated="10"/>
        </table:table-row>
        <table:table-row table:style-name="ro3">
          <table:table-cell table:formula="of:=[.A64]-1" office:value-type="float" office:value="-15" calcext:value-type="float">
            <text:p>-15</text:p>
          </table:table-cell>
          <table:table-cell table:formula="of:=[.$E$2]-[.C65]" office:value-type="float" office:value="40.0215264187867" calcext:value-type="float">
            <text:p>40.0215264187867</text:p>
          </table:table-cell>
          <table:table-cell table:formula="of:=[.A65]-[.D65]" office:value-type="float" office:value="-14.0215264187867" calcext:value-type="float">
            <text:p>-14.0215264187867</text:p>
          </table:table-cell>
          <table:table-cell table:formula="of:=[.A65]/[.$F$2]" office:value-type="float" office:value="-0.978473581213307" calcext:value-type="float">
            <text:p>-0.978473581213307</text:p>
          </table:table-cell>
          <table:table-cell table:number-columns-repeated="10"/>
        </table:table-row>
        <table:table-row table:style-name="ro3">
          <table:table-cell table:formula="of:=[.A65]-1" office:value-type="float" office:value="-16" calcext:value-type="float">
            <text:p>-16</text:p>
          </table:table-cell>
          <table:table-cell table:formula="of:=[.$E$2]-[.C66]" office:value-type="float" office:value="40.9562948467058" calcext:value-type="float">
            <text:p>40.9562948467058</text:p>
          </table:table-cell>
          <table:table-cell table:formula="of:=[.A66]-[.D66]" office:value-type="float" office:value="-14.9562948467058" calcext:value-type="float">
            <text:p>-14.9562948467058</text:p>
          </table:table-cell>
          <table:table-cell table:formula="of:=[.A66]/[.$F$2]" office:value-type="float" office:value="-1.04370515329419" calcext:value-type="float">
            <text:p>-1.04370515329419</text:p>
          </table:table-cell>
          <table:table-cell table:number-columns-repeated="10"/>
        </table:table-row>
        <table:table-row table:style-name="ro3">
          <table:table-cell table:formula="of:=[.A66]-1" office:value-type="float" office:value="-17" calcext:value-type="float">
            <text:p>-17</text:p>
          </table:table-cell>
          <table:table-cell table:formula="of:=[.$E$2]-[.C67]" office:value-type="float" office:value="41.8910632746249" calcext:value-type="float">
            <text:p>41.8910632746249</text:p>
          </table:table-cell>
          <table:table-cell table:formula="of:=[.A67]-[.D67]" office:value-type="float" office:value="-15.8910632746249" calcext:value-type="float">
            <text:p>-15.8910632746249</text:p>
          </table:table-cell>
          <table:table-cell table:formula="of:=[.A67]/[.$F$2]" office:value-type="float" office:value="-1.10893672537508" calcext:value-type="float">
            <text:p>-1.10893672537508</text:p>
          </table:table-cell>
          <table:table-cell table:number-columns-repeated="10"/>
        </table:table-row>
        <table:table-row table:style-name="ro3">
          <table:table-cell table:formula="of:=[.A67]-1" office:value-type="float" office:value="-18" calcext:value-type="float">
            <text:p>-18</text:p>
          </table:table-cell>
          <table:table-cell table:formula="of:=[.$E$2]-[.C68]" office:value-type="float" office:value="42.825831702544" calcext:value-type="float">
            <text:p>42.825831702544</text:p>
          </table:table-cell>
          <table:table-cell table:formula="of:=[.A68]-[.D68]" office:value-type="float" office:value="-16.825831702544" calcext:value-type="float">
            <text:p>-16.825831702544</text:p>
          </table:table-cell>
          <table:table-cell table:formula="of:=[.A68]/[.$F$2]" office:value-type="float" office:value="-1.17416829745597" calcext:value-type="float">
            <text:p>-1.17416829745597</text:p>
          </table:table-cell>
          <table:table-cell table:number-columns-repeated="10"/>
        </table:table-row>
        <table:table-row table:style-name="ro3">
          <table:table-cell table:formula="of:=[.A68]-1" office:value-type="float" office:value="-19" calcext:value-type="float">
            <text:p>-19</text:p>
          </table:table-cell>
          <table:table-cell table:formula="of:=[.$E$2]-[.C69]" office:value-type="float" office:value="43.7606001304632" calcext:value-type="float">
            <text:p>43.7606001304632</text:p>
          </table:table-cell>
          <table:table-cell table:formula="of:=[.A69]-[.D69]" office:value-type="float" office:value="-17.7606001304631" calcext:value-type="float">
            <text:p>-17.7606001304631</text:p>
          </table:table-cell>
          <table:table-cell table:formula="of:=[.A69]/[.$F$2]" office:value-type="float" office:value="-1.23939986953686" calcext:value-type="float">
            <text:p>-1.23939986953686</text:p>
          </table:table-cell>
          <table:table-cell table:number-columns-repeated="10"/>
        </table:table-row>
        <table:table-row table:style-name="ro3">
          <table:table-cell table:formula="of:=[.A69]-1" office:value-type="float" office:value="-20" calcext:value-type="float">
            <text:p>-20</text:p>
          </table:table-cell>
          <table:table-cell table:formula="of:=[.$E$2]-[.C70]" office:value-type="float" office:value="44.6953685583823" calcext:value-type="float">
            <text:p>44.6953685583823</text:p>
          </table:table-cell>
          <table:table-cell table:formula="of:=[.A70]-[.D70]" office:value-type="float" office:value="-18.6953685583823" calcext:value-type="float">
            <text:p>-18.6953685583823</text:p>
          </table:table-cell>
          <table:table-cell table:formula="of:=[.A70]/[.$F$2]" office:value-type="float" office:value="-1.30463144161774" calcext:value-type="float">
            <text:p>-1.30463144161774</text:p>
          </table:table-cell>
          <table:table-cell table:number-columns-repeated="10"/>
        </table:table-row>
        <table:table-row table:style-name="ro3">
          <table:table-cell table:formula="of:=[.A70]-1" office:value-type="float" office:value="-21" calcext:value-type="float">
            <text:p>-21</text:p>
          </table:table-cell>
          <table:table-cell table:formula="of:=[.$E$2]-[.C71]" office:value-type="float" office:value="45.6301369863014" calcext:value-type="float">
            <text:p>45.6301369863014</text:p>
          </table:table-cell>
          <table:table-cell table:formula="of:=[.A71]-[.D71]" office:value-type="float" office:value="-19.6301369863014" calcext:value-type="float">
            <text:p>-19.6301369863014</text:p>
          </table:table-cell>
          <table:table-cell table:formula="of:=[.A71]/[.$F$2]" office:value-type="float" office:value="-1.36986301369863" calcext:value-type="float">
            <text:p>-1.36986301369863</text:p>
          </table:table-cell>
          <table:table-cell table:number-columns-repeated="10"/>
        </table:table-row>
        <table:table-row table:style-name="ro3">
          <table:table-cell table:formula="of:=[.A71]-1" office:value-type="float" office:value="-22" calcext:value-type="float">
            <text:p>-22</text:p>
          </table:table-cell>
          <table:table-cell table:formula="of:=[.$E$2]-[.C72]" office:value-type="float" office:value="46.5649054142205" calcext:value-type="float">
            <text:p>46.5649054142205</text:p>
          </table:table-cell>
          <table:table-cell table:formula="of:=[.A72]-[.D72]" office:value-type="float" office:value="-20.5649054142205" calcext:value-type="float">
            <text:p>-20.5649054142205</text:p>
          </table:table-cell>
          <table:table-cell table:formula="of:=[.A72]/[.$F$2]" office:value-type="float" office:value="-1.43509458577952" calcext:value-type="float">
            <text:p>-1.43509458577952</text:p>
          </table:table-cell>
          <table:table-cell table:number-columns-repeated="10"/>
        </table:table-row>
        <table:table-row table:style-name="ro3">
          <table:table-cell table:formula="of:=[.A72]-1" office:value-type="float" office:value="-23" calcext:value-type="float">
            <text:p>-23</text:p>
          </table:table-cell>
          <table:table-cell table:formula="of:=[.$E$2]-[.C73]" office:value-type="float" office:value="47.4996738421396" calcext:value-type="float">
            <text:p>47.4996738421396</text:p>
          </table:table-cell>
          <table:table-cell table:formula="of:=[.A73]-[.D73]" office:value-type="float" office:value="-21.4996738421396" calcext:value-type="float">
            <text:p>-21.4996738421396</text:p>
          </table:table-cell>
          <table:table-cell table:formula="of:=[.A73]/[.$F$2]" office:value-type="float" office:value="-1.5003261578604" calcext:value-type="float">
            <text:p>-1.5003261578604</text:p>
          </table:table-cell>
          <table:table-cell table:number-columns-repeated="10"/>
        </table:table-row>
        <table:table-row table:style-name="ro3">
          <table:table-cell table:formula="of:=[.A73]-1" office:value-type="float" office:value="-24" calcext:value-type="float">
            <text:p>-24</text:p>
          </table:table-cell>
          <table:table-cell table:formula="of:=[.$E$2]-[.C74]" office:value-type="float" office:value="48.4344422700587" calcext:value-type="float">
            <text:p>48.4344422700587</text:p>
          </table:table-cell>
          <table:table-cell table:formula="of:=[.A74]-[.D74]" office:value-type="float" office:value="-22.4344422700587" calcext:value-type="float">
            <text:p>-22.4344422700587</text:p>
          </table:table-cell>
          <table:table-cell table:formula="of:=[.A74]/[.$F$2]" office:value-type="float" office:value="-1.56555772994129" calcext:value-type="float">
            <text:p>-1.56555772994129</text:p>
          </table:table-cell>
          <table:table-cell table:number-columns-repeated="10"/>
        </table:table-row>
        <table:table-row table:style-name="ro3">
          <table:table-cell table:formula="of:=[.A74]-1" office:value-type="float" office:value="-25" calcext:value-type="float">
            <text:p>-25</text:p>
          </table:table-cell>
          <table:table-cell table:formula="of:=[.$E$2]-[.C75]" office:value-type="float" office:value="49.3692106979778" calcext:value-type="float">
            <text:p>49.3692106979778</text:p>
          </table:table-cell>
          <table:table-cell table:formula="of:=[.A75]-[.D75]" office:value-type="float" office:value="-23.3692106979778" calcext:value-type="float">
            <text:p>-23.3692106979778</text:p>
          </table:table-cell>
          <table:table-cell table:formula="of:=[.A75]/[.$F$2]" office:value-type="float" office:value="-1.63078930202218" calcext:value-type="float">
            <text:p>-1.63078930202218</text:p>
          </table:table-cell>
          <table:table-cell table:number-columns-repeated="10"/>
        </table:table-row>
        <table:table-row table:style-name="ro3">
          <table:table-cell table:formula="of:=[.A75]-1" office:value-type="float" office:value="-26" calcext:value-type="float">
            <text:p>-26</text:p>
          </table:table-cell>
          <table:table-cell table:formula="of:=[.$E$2]-[.C76]" office:value-type="float" office:value="50.3039791258969" calcext:value-type="float">
            <text:p>50.3039791258969</text:p>
          </table:table-cell>
          <table:table-cell table:formula="of:=[.A76]-[.D76]" office:value-type="float" office:value="-24.3039791258969" calcext:value-type="float">
            <text:p>-24.3039791258969</text:p>
          </table:table-cell>
          <table:table-cell table:formula="of:=[.A76]/[.$F$2]" office:value-type="float" office:value="-1.69602087410307" calcext:value-type="float">
            <text:p>-1.69602087410307</text:p>
          </table:table-cell>
          <table:table-cell table:number-columns-repeated="10"/>
        </table:table-row>
        <table:table-row table:style-name="ro3">
          <table:table-cell table:formula="of:=[.A76]-1" office:value-type="float" office:value="-27" calcext:value-type="float">
            <text:p>-27</text:p>
          </table:table-cell>
          <table:table-cell table:formula="of:=[.$E$2]-[.C77]" office:value-type="float" office:value="51.2387475538161" calcext:value-type="float">
            <text:p>51.2387475538161</text:p>
          </table:table-cell>
          <table:table-cell table:formula="of:=[.A77]-[.D77]" office:value-type="float" office:value="-25.238747553816" calcext:value-type="float">
            <text:p>-25.238747553816</text:p>
          </table:table-cell>
          <table:table-cell table:formula="of:=[.A77]/[.$F$2]" office:value-type="float" office:value="-1.76125244618395" calcext:value-type="float">
            <text:p>-1.76125244618395</text:p>
          </table:table-cell>
          <table:table-cell table:number-columns-repeated="10"/>
        </table:table-row>
        <table:table-row table:style-name="ro3">
          <table:table-cell table:formula="of:=[.A77]-1" office:value-type="float" office:value="-28" calcext:value-type="float">
            <text:p>-28</text:p>
          </table:table-cell>
          <table:table-cell table:formula="of:=[.$E$2]-[.C78]" office:value-type="float" office:value="52.1735159817352" calcext:value-type="float">
            <text:p>52.1735159817352</text:p>
          </table:table-cell>
          <table:table-cell table:formula="of:=[.A78]-[.D78]" office:value-type="float" office:value="-26.1735159817352" calcext:value-type="float">
            <text:p>-26.1735159817352</text:p>
          </table:table-cell>
          <table:table-cell table:formula="of:=[.A78]/[.$F$2]" office:value-type="float" office:value="-1.82648401826484" calcext:value-type="float">
            <text:p>-1.82648401826484</text:p>
          </table:table-cell>
          <table:table-cell table:number-columns-repeated="10"/>
        </table:table-row>
        <table:table-row table:style-name="ro3">
          <table:table-cell table:formula="of:=[.A78]-1" office:value-type="float" office:value="-29" calcext:value-type="float">
            <text:p>-29</text:p>
          </table:table-cell>
          <table:table-cell table:formula="of:=[.$E$2]-[.C79]" office:value-type="float" office:value="53.1082844096543" calcext:value-type="float">
            <text:p>53.1082844096543</text:p>
          </table:table-cell>
          <table:table-cell table:formula="of:=[.A79]-[.D79]" office:value-type="float" office:value="-27.1082844096543" calcext:value-type="float">
            <text:p>-27.1082844096543</text:p>
          </table:table-cell>
          <table:table-cell table:formula="of:=[.A79]/[.$F$2]" office:value-type="float" office:value="-1.89171559034573" calcext:value-type="float">
            <text:p>-1.89171559034573</text:p>
          </table:table-cell>
          <table:table-cell table:number-columns-repeated="10"/>
        </table:table-row>
        <table:table-row table:style-name="ro3">
          <table:table-cell table:formula="of:=[.A79]-1" office:value-type="float" office:value="-30" calcext:value-type="float">
            <text:p>-30</text:p>
          </table:table-cell>
          <table:table-cell table:formula="of:=[.$E$2]-[.C80]" office:value-type="float" office:value="54.0430528375734" calcext:value-type="float">
            <text:p>54.0430528375734</text:p>
          </table:table-cell>
          <table:table-cell table:formula="of:=[.A80]-[.D80]" office:value-type="float" office:value="-28.0430528375734" calcext:value-type="float">
            <text:p>-28.0430528375734</text:p>
          </table:table-cell>
          <table:table-cell table:formula="of:=[.A80]/[.$F$2]" office:value-type="float" office:value="-1.95694716242661" calcext:value-type="float">
            <text:p>-1.95694716242661</text:p>
          </table:table-cell>
          <table:table-cell table:number-columns-repeated="10"/>
        </table:table-row>
        <table:table-row table:style-name="ro3">
          <table:table-cell table:formula="of:=[.A80]-1" office:value-type="float" office:value="-31" calcext:value-type="float">
            <text:p>-31</text:p>
          </table:table-cell>
          <table:table-cell table:formula="of:=[.$E$2]-[.C81]" office:value-type="float" office:value="54.9778212654925" calcext:value-type="float">
            <text:p>54.9778212654925</text:p>
          </table:table-cell>
          <table:table-cell table:formula="of:=[.A81]-[.D81]" office:value-type="float" office:value="-28.9778212654925" calcext:value-type="float">
            <text:p>-28.9778212654925</text:p>
          </table:table-cell>
          <table:table-cell table:formula="of:=[.A81]/[.$F$2]" office:value-type="float" office:value="-2.0221787345075" calcext:value-type="float">
            <text:p>-2.0221787345075</text:p>
          </table:table-cell>
          <table:table-cell table:number-columns-repeated="10"/>
        </table:table-row>
        <table:table-row table:style-name="ro3">
          <table:table-cell table:formula="of:=[.A81]-1" office:value-type="float" office:value="-32" calcext:value-type="float">
            <text:p>-32</text:p>
          </table:table-cell>
          <table:table-cell table:formula="of:=[.$E$2]-[.C82]" office:value-type="float" office:value="55.9125896934116" calcext:value-type="float">
            <text:p>55.9125896934116</text:p>
          </table:table-cell>
          <table:table-cell table:formula="of:=[.A82]-[.D82]" office:value-type="float" office:value="-29.9125896934116" calcext:value-type="float">
            <text:p>-29.9125896934116</text:p>
          </table:table-cell>
          <table:table-cell table:formula="of:=[.A82]/[.$F$2]" office:value-type="float" office:value="-2.08741030658839" calcext:value-type="float">
            <text:p>-2.08741030658839</text:p>
          </table:table-cell>
          <table:table-cell table:number-columns-repeated="10"/>
        </table:table-row>
        <table:table-row table:style-name="ro3">
          <table:table-cell table:formula="of:=[.A82]-1" office:value-type="float" office:value="-33" calcext:value-type="float">
            <text:p>-33</text:p>
          </table:table-cell>
          <table:table-cell table:formula="of:=[.$E$2]-[.C83]" office:value-type="float" office:value="56.8473581213307" calcext:value-type="float">
            <text:p>56.8473581213307</text:p>
          </table:table-cell>
          <table:table-cell table:formula="of:=[.A83]-[.D83]" office:value-type="float" office:value="-30.8473581213307" calcext:value-type="float">
            <text:p>-30.8473581213307</text:p>
          </table:table-cell>
          <table:table-cell table:formula="of:=[.A83]/[.$F$2]" office:value-type="float" office:value="-2.15264187866928" calcext:value-type="float">
            <text:p>-2.15264187866928</text:p>
          </table:table-cell>
          <table:table-cell table:number-columns-repeated="10"/>
        </table:table-row>
        <table:table-row table:style-name="ro3">
          <table:table-cell table:formula="of:=[.A83]-1" office:value-type="float" office:value="-34" calcext:value-type="float">
            <text:p>-34</text:p>
          </table:table-cell>
          <table:table-cell table:formula="of:=[.$E$2]-[.C84]" office:value-type="float" office:value="57.7821265492498" calcext:value-type="float">
            <text:p>57.7821265492498</text:p>
          </table:table-cell>
          <table:table-cell table:formula="of:=[.A84]-[.D84]" office:value-type="float" office:value="-31.7821265492498" calcext:value-type="float">
            <text:p>-31.7821265492498</text:p>
          </table:table-cell>
          <table:table-cell table:formula="of:=[.A84]/[.$F$2]" office:value-type="float" office:value="-2.21787345075016" calcext:value-type="float">
            <text:p>-2.21787345075016</text:p>
          </table:table-cell>
          <table:table-cell table:number-columns-repeated="10"/>
        </table:table-row>
        <table:table-row table:style-name="ro3">
          <table:table-cell table:formula="of:=[.A84]-1" office:value-type="float" office:value="-35" calcext:value-type="float">
            <text:p>-35</text:p>
          </table:table-cell>
          <table:table-cell table:formula="of:=[.$E$2]-[.C85]" office:value-type="float" office:value="58.716894977169" calcext:value-type="float">
            <text:p>58.716894977169</text:p>
          </table:table-cell>
          <table:table-cell table:formula="of:=[.A85]-[.D85]" office:value-type="float" office:value="-32.7168949771689" calcext:value-type="float">
            <text:p>-32.7168949771689</text:p>
          </table:table-cell>
          <table:table-cell table:formula="of:=[.A85]/[.$F$2]" office:value-type="float" office:value="-2.28310502283105" calcext:value-type="float">
            <text:p>-2.28310502283105</text:p>
          </table:table-cell>
          <table:table-cell table:number-columns-repeated="10"/>
        </table:table-row>
        <table:table-row table:style-name="ro3">
          <table:table-cell table:formula="of:=[.A85]-1" office:value-type="float" office:value="-36" calcext:value-type="float">
            <text:p>-36</text:p>
          </table:table-cell>
          <table:table-cell table:formula="of:=[.$E$2]-[.C86]" office:value-type="float" office:value="59.6516634050881" calcext:value-type="float">
            <text:p>59.6516634050881</text:p>
          </table:table-cell>
          <table:table-cell table:formula="of:=[.A86]-[.D86]" office:value-type="float" office:value="-33.6516634050881" calcext:value-type="float">
            <text:p>-33.6516634050881</text:p>
          </table:table-cell>
          <table:table-cell table:formula="of:=[.A86]/[.$F$2]" office:value-type="float" office:value="-2.34833659491194" calcext:value-type="float">
            <text:p>-2.34833659491194</text:p>
          </table:table-cell>
          <table:table-cell table:number-columns-repeated="10"/>
        </table:table-row>
        <table:table-row table:style-name="ro3">
          <table:table-cell table:formula="of:=[.A86]-1" office:value-type="float" office:value="-37" calcext:value-type="float">
            <text:p>-37</text:p>
          </table:table-cell>
          <table:table-cell table:formula="of:=[.$E$2]-[.C87]" office:value-type="float" office:value="60.5864318330072" calcext:value-type="float">
            <text:p>60.5864318330072</text:p>
          </table:table-cell>
          <table:table-cell table:formula="of:=[.A87]-[.D87]" office:value-type="float" office:value="-34.5864318330072" calcext:value-type="float">
            <text:p>-34.5864318330072</text:p>
          </table:table-cell>
          <table:table-cell table:formula="of:=[.A87]/[.$F$2]" office:value-type="float" office:value="-2.41356816699282" calcext:value-type="float">
            <text:p>-2.41356816699282</text:p>
          </table:table-cell>
          <table:table-cell table:number-columns-repeated="10"/>
        </table:table-row>
        <table:table-row table:style-name="ro3">
          <table:table-cell table:formula="of:=[.A87]-1" office:value-type="float" office:value="-38" calcext:value-type="float">
            <text:p>-38</text:p>
          </table:table-cell>
          <table:table-cell table:formula="of:=[.$E$2]-[.C88]" office:value-type="float" office:value="61.5212002609263" calcext:value-type="float">
            <text:p>61.5212002609263</text:p>
          </table:table-cell>
          <table:table-cell table:formula="of:=[.A88]-[.D88]" office:value-type="float" office:value="-35.5212002609263" calcext:value-type="float">
            <text:p>-35.5212002609263</text:p>
          </table:table-cell>
          <table:table-cell table:formula="of:=[.A88]/[.$F$2]" office:value-type="float" office:value="-2.47879973907371" calcext:value-type="float">
            <text:p>-2.47879973907371</text:p>
          </table:table-cell>
          <table:table-cell table:number-columns-repeated="10"/>
        </table:table-row>
        <table:table-row table:style-name="ro3">
          <table:table-cell table:formula="of:=[.A88]-1" office:value-type="float" office:value="-39" calcext:value-type="float">
            <text:p>-39</text:p>
          </table:table-cell>
          <table:table-cell table:formula="of:=[.$E$2]-[.C89]" office:value-type="float" office:value="62.4559686888454" calcext:value-type="float">
            <text:p>62.4559686888454</text:p>
          </table:table-cell>
          <table:table-cell table:formula="of:=[.A89]-[.D89]" office:value-type="float" office:value="-36.4559686888454" calcext:value-type="float">
            <text:p>-36.4559686888454</text:p>
          </table:table-cell>
          <table:table-cell table:formula="of:=[.A89]/[.$F$2]" office:value-type="float" office:value="-2.5440313111546" calcext:value-type="float">
            <text:p>-2.5440313111546</text:p>
          </table:table-cell>
          <table:table-cell table:number-columns-repeated="10"/>
        </table:table-row>
        <table:table-row table:style-name="ro3">
          <table:table-cell table:formula="of:=[.A89]-1" office:value-type="float" office:value="-40" calcext:value-type="float">
            <text:p>-40</text:p>
          </table:table-cell>
          <table:table-cell table:formula="of:=[.$E$2]-[.C90]" office:value-type="float" office:value="63.3907371167645" calcext:value-type="float">
            <text:p>63.3907371167645</text:p>
          </table:table-cell>
          <table:table-cell table:formula="of:=[.A90]-[.D90]" office:value-type="float" office:value="-37.3907371167645" calcext:value-type="float">
            <text:p>-37.3907371167645</text:p>
          </table:table-cell>
          <table:table-cell table:formula="of:=[.A90]/[.$F$2]" office:value-type="float" office:value="-2.60926288323549" calcext:value-type="float">
            <text:p>-2.60926288323549</text:p>
          </table:table-cell>
          <table:table-cell table:number-columns-repeated="10"/>
        </table:table-row>
        <table:table-row table:style-name="ro3">
          <table:table-cell table:formula="of:=[.A90]-1" office:value-type="float" office:value="-41" calcext:value-type="float">
            <text:p>-41</text:p>
          </table:table-cell>
          <table:table-cell table:formula="of:=[.$E$2]-[.C91]" office:value-type="float" office:value="64.3255055446836" calcext:value-type="float">
            <text:p>64.3255055446836</text:p>
          </table:table-cell>
          <table:table-cell table:formula="of:=[.A91]-[.D91]" office:value-type="float" office:value="-38.3255055446836" calcext:value-type="float">
            <text:p>-38.3255055446836</text:p>
          </table:table-cell>
          <table:table-cell table:formula="of:=[.A91]/[.$F$2]" office:value-type="float" office:value="-2.67449445531637" calcext:value-type="float">
            <text:p>-2.67449445531637</text:p>
          </table:table-cell>
          <table:table-cell table:number-columns-repeated="10"/>
        </table:table-row>
        <table:table-row table:style-name="ro3">
          <table:table-cell table:formula="of:=[.A91]-1" office:value-type="float" office:value="-42" calcext:value-type="float">
            <text:p>-42</text:p>
          </table:table-cell>
          <table:table-cell table:formula="of:=[.$E$2]-[.C92]" office:value-type="float" office:value="65.2602739726027" calcext:value-type="float">
            <text:p>65.2602739726027</text:p>
          </table:table-cell>
          <table:table-cell table:formula="of:=[.A92]-[.D92]" office:value-type="float" office:value="-39.2602739726027" calcext:value-type="float">
            <text:p>-39.2602739726027</text:p>
          </table:table-cell>
          <table:table-cell table:formula="of:=[.A92]/[.$F$2]" office:value-type="float" office:value="-2.73972602739726" calcext:value-type="float">
            <text:p>-2.73972602739726</text:p>
          </table:table-cell>
          <table:table-cell table:number-columns-repeated="10"/>
        </table:table-row>
        <table:table-row table:style-name="ro3">
          <table:table-cell table:formula="of:=[.A92]-1" office:value-type="float" office:value="-43" calcext:value-type="float">
            <text:p>-43</text:p>
          </table:table-cell>
          <table:table-cell table:formula="of:=[.$E$2]-[.C93]" office:value-type="float" office:value="66.1950424005219" calcext:value-type="float">
            <text:p>66.1950424005219</text:p>
          </table:table-cell>
          <table:table-cell table:formula="of:=[.A93]-[.D93]" office:value-type="float" office:value="-40.1950424005219" calcext:value-type="float">
            <text:p>-40.1950424005219</text:p>
          </table:table-cell>
          <table:table-cell table:formula="of:=[.A93]/[.$F$2]" office:value-type="float" office:value="-2.80495759947815" calcext:value-type="float">
            <text:p>-2.80495759947815</text:p>
          </table:table-cell>
          <table:table-cell table:number-columns-repeated="10"/>
        </table:table-row>
        <table:table-row table:style-name="ro3">
          <table:table-cell table:formula="of:=[.A93]-1" office:value-type="float" office:value="-44" calcext:value-type="float">
            <text:p>-44</text:p>
          </table:table-cell>
          <table:table-cell table:formula="of:=[.$E$2]-[.C94]" office:value-type="float" office:value="67.129810828441" calcext:value-type="float">
            <text:p>67.129810828441</text:p>
          </table:table-cell>
          <table:table-cell table:formula="of:=[.A94]-[.D94]" office:value-type="float" office:value="-41.129810828441" calcext:value-type="float">
            <text:p>-41.129810828441</text:p>
          </table:table-cell>
          <table:table-cell table:formula="of:=[.A94]/[.$F$2]" office:value-type="float" office:value="-2.87018917155903" calcext:value-type="float">
            <text:p>-2.87018917155903</text:p>
          </table:table-cell>
          <table:table-cell table:number-columns-repeated="10"/>
        </table:table-row>
        <table:table-row table:style-name="ro3">
          <table:table-cell table:formula="of:=[.A94]-1" office:value-type="float" office:value="-45" calcext:value-type="float">
            <text:p>-45</text:p>
          </table:table-cell>
          <table:table-cell table:formula="of:=[.$E$2]-[.C95]" office:value-type="float" office:value="68.0645792563601" calcext:value-type="float">
            <text:p>68.0645792563601</text:p>
          </table:table-cell>
          <table:table-cell table:formula="of:=[.A95]-[.D95]" office:value-type="float" office:value="-42.0645792563601" calcext:value-type="float">
            <text:p>-42.0645792563601</text:p>
          </table:table-cell>
          <table:table-cell table:formula="of:=[.A95]/[.$F$2]" office:value-type="float" office:value="-2.93542074363992" calcext:value-type="float">
            <text:p>-2.93542074363992</text:p>
          </table:table-cell>
          <table:table-cell table:number-columns-repeated="10"/>
        </table:table-row>
        <table:table-row table:style-name="ro3">
          <table:table-cell table:formula="of:=[.A95]-1" office:value-type="float" office:value="-46" calcext:value-type="float">
            <text:p>-46</text:p>
          </table:table-cell>
          <table:table-cell table:formula="of:=[.$E$2]-[.C96]" office:value-type="float" office:value="68.9993476842792" calcext:value-type="float">
            <text:p>68.9993476842792</text:p>
          </table:table-cell>
          <table:table-cell table:formula="of:=[.A96]-[.D96]" office:value-type="float" office:value="-42.9993476842792" calcext:value-type="float">
            <text:p>-42.9993476842792</text:p>
          </table:table-cell>
          <table:table-cell table:formula="of:=[.A96]/[.$F$2]" office:value-type="float" office:value="-3.00065231572081" calcext:value-type="float">
            <text:p>-3.00065231572081</text:p>
          </table:table-cell>
          <table:table-cell table:number-columns-repeated="10"/>
        </table:table-row>
        <table:table-row table:style-name="ro3">
          <table:table-cell table:formula="of:=[.A96]-1" office:value-type="float" office:value="-47" calcext:value-type="float">
            <text:p>-47</text:p>
          </table:table-cell>
          <table:table-cell table:formula="of:=[.$E$2]-[.C97]" office:value-type="float" office:value="69.9341161121983" calcext:value-type="float">
            <text:p>69.9341161121983</text:p>
          </table:table-cell>
          <table:table-cell table:formula="of:=[.A97]-[.D97]" office:value-type="float" office:value="-43.9341161121983" calcext:value-type="float">
            <text:p>-43.9341161121983</text:p>
          </table:table-cell>
          <table:table-cell table:formula="of:=[.A97]/[.$F$2]" office:value-type="float" office:value="-3.0658838878017" calcext:value-type="float">
            <text:p>-3.0658838878017</text:p>
          </table:table-cell>
          <table:table-cell table:number-columns-repeated="10"/>
        </table:table-row>
        <table:table-row table:style-name="ro3">
          <table:table-cell table:formula="of:=[.A97]-1" office:value-type="float" office:value="-48" calcext:value-type="float">
            <text:p>-48</text:p>
          </table:table-cell>
          <table:table-cell table:formula="of:=[.$E$2]-[.C98]" office:value-type="float" office:value="70.8688845401174" calcext:value-type="float">
            <text:p>70.8688845401174</text:p>
          </table:table-cell>
          <table:table-cell table:formula="of:=[.A98]-[.D98]" office:value-type="float" office:value="-44.8688845401174" calcext:value-type="float">
            <text:p>-44.8688845401174</text:p>
          </table:table-cell>
          <table:table-cell table:formula="of:=[.A98]/[.$F$2]" office:value-type="float" office:value="-3.13111545988258" calcext:value-type="float">
            <text:p>-3.13111545988258</text:p>
          </table:table-cell>
          <table:table-cell table:number-columns-repeated="10"/>
        </table:table-row>
        <table:table-row table:style-name="ro3">
          <table:table-cell table:formula="of:=[.A98]-1" office:value-type="float" office:value="-49" calcext:value-type="float">
            <text:p>-49</text:p>
          </table:table-cell>
          <table:table-cell table:formula="of:=[.$E$2]-[.C99]" office:value-type="float" office:value="71.8036529680365" calcext:value-type="float">
            <text:p>71.8036529680365</text:p>
          </table:table-cell>
          <table:table-cell table:formula="of:=[.A99]-[.D99]" office:value-type="float" office:value="-45.8036529680365" calcext:value-type="float">
            <text:p>-45.8036529680365</text:p>
          </table:table-cell>
          <table:table-cell table:formula="of:=[.A99]/[.$F$2]" office:value-type="float" office:value="-3.19634703196347" calcext:value-type="float">
            <text:p>-3.19634703196347</text:p>
          </table:table-cell>
          <table:table-cell table:number-columns-repeated="10"/>
        </table:table-row>
        <table:table-row table:style-name="ro3">
          <table:table-cell table:formula="of:=[.A99]-1" office:value-type="float" office:value="-50" calcext:value-type="float">
            <text:p>-50</text:p>
          </table:table-cell>
          <table:table-cell table:formula="of:=[.$E$2]-[.C100]" office:value-type="float" office:value="72.7384213959556" calcext:value-type="float">
            <text:p>72.7384213959556</text:p>
          </table:table-cell>
          <table:table-cell table:formula="of:=[.A100]-[.D100]" office:value-type="float" office:value="-46.7384213959556" calcext:value-type="float">
            <text:p>-46.7384213959556</text:p>
          </table:table-cell>
          <table:table-cell table:formula="of:=[.A100]/[.$F$2]" office:value-type="float" office:value="-3.26157860404436" calcext:value-type="float">
            <text:p>-3.26157860404436</text:p>
          </table:table-cell>
          <table:table-cell table:number-columns-repeated="10"/>
        </table:table-row>
        <table:table-row table:style-name="ro3">
          <table:table-cell table:formula="of:=[.A100]-1" office:value-type="float" office:value="-51" calcext:value-type="float">
            <text:p>-51</text:p>
          </table:table-cell>
          <table:table-cell table:formula="of:=[.$E$2]-[.C101]" office:value-type="float" office:value="73.6731898238748" calcext:value-type="float">
            <text:p>73.6731898238748</text:p>
          </table:table-cell>
          <table:table-cell table:formula="of:=[.A101]-[.D101]" office:value-type="float" office:value="-47.6731898238748" calcext:value-type="float">
            <text:p>-47.6731898238748</text:p>
          </table:table-cell>
          <table:table-cell table:formula="of:=[.A101]/[.$F$2]" office:value-type="float" office:value="-3.32681017612524" calcext:value-type="float">
            <text:p>-3.32681017612524</text:p>
          </table:table-cell>
          <table:table-cell table:number-columns-repeated="10"/>
        </table:table-row>
        <table:table-row table:style-name="ro3">
          <table:table-cell table:formula="of:=[.A101]-1" office:value-type="float" office:value="-52" calcext:value-type="float">
            <text:p>-52</text:p>
          </table:table-cell>
          <table:table-cell table:formula="of:=[.$E$2]-[.C102]" office:value-type="float" office:value="74.6079582517939" calcext:value-type="float">
            <text:p>74.6079582517939</text:p>
          </table:table-cell>
          <table:table-cell table:formula="of:=[.A102]-[.D102]" office:value-type="float" office:value="-48.6079582517939" calcext:value-type="float">
            <text:p>-48.6079582517939</text:p>
          </table:table-cell>
          <table:table-cell table:formula="of:=[.A102]/[.$F$2]" office:value-type="float" office:value="-3.39204174820613" calcext:value-type="float">
            <text:p>-3.39204174820613</text:p>
          </table:table-cell>
          <table:table-cell table:number-columns-repeated="10"/>
        </table:table-row>
        <table:table-row table:style-name="ro3">
          <table:table-cell table:formula="of:=[.A102]-1" office:value-type="float" office:value="-53" calcext:value-type="float">
            <text:p>-53</text:p>
          </table:table-cell>
          <table:table-cell table:formula="of:=[.$E$2]-[.C103]" office:value-type="float" office:value="75.542726679713" calcext:value-type="float">
            <text:p>75.542726679713</text:p>
          </table:table-cell>
          <table:table-cell table:formula="of:=[.A103]-[.D103]" office:value-type="float" office:value="-49.542726679713" calcext:value-type="float">
            <text:p>-49.542726679713</text:p>
          </table:table-cell>
          <table:table-cell table:formula="of:=[.A103]/[.$F$2]" office:value-type="float" office:value="-3.45727332028702" calcext:value-type="float">
            <text:p>-3.45727332028702</text:p>
          </table:table-cell>
          <table:table-cell table:number-columns-repeated="10"/>
        </table:table-row>
        <table:table-row table:style-name="ro3">
          <table:table-cell table:formula="of:=[.A103]-1" office:value-type="float" office:value="-54" calcext:value-type="float">
            <text:p>-54</text:p>
          </table:table-cell>
          <table:table-cell table:formula="of:=[.$E$2]-[.C104]" office:value-type="float" office:value="76.4774951076321" calcext:value-type="float">
            <text:p>76.4774951076321</text:p>
          </table:table-cell>
          <table:table-cell table:formula="of:=[.A104]-[.D104]" office:value-type="float" office:value="-50.4774951076321" calcext:value-type="float">
            <text:p>-50.4774951076321</text:p>
          </table:table-cell>
          <table:table-cell table:formula="of:=[.A104]/[.$F$2]" office:value-type="float" office:value="-3.52250489236791" calcext:value-type="float">
            <text:p>-3.52250489236791</text:p>
          </table:table-cell>
          <table:table-cell table:number-columns-repeated="10"/>
        </table:table-row>
        <table:table-row table:style-name="ro3">
          <table:table-cell table:formula="of:=[.A104]-1" office:value-type="float" office:value="-55" calcext:value-type="float">
            <text:p>-55</text:p>
          </table:table-cell>
          <table:table-cell table:formula="of:=[.$E$2]-[.C105]" office:value-type="float" office:value="77.4122635355512" calcext:value-type="float">
            <text:p>77.4122635355512</text:p>
          </table:table-cell>
          <table:table-cell table:formula="of:=[.A105]-[.D105]" office:value-type="float" office:value="-51.4122635355512" calcext:value-type="float">
            <text:p>-51.4122635355512</text:p>
          </table:table-cell>
          <table:table-cell table:formula="of:=[.A105]/[.$F$2]" office:value-type="float" office:value="-3.58773646444879" calcext:value-type="float">
            <text:p>-3.58773646444879</text:p>
          </table:table-cell>
          <table:table-cell table:number-columns-repeated="10"/>
        </table:table-row>
        <table:table-row table:style-name="ro3">
          <table:table-cell table:formula="of:=[.A105]-1" office:value-type="float" office:value="-56" calcext:value-type="float">
            <text:p>-56</text:p>
          </table:table-cell>
          <table:table-cell table:formula="of:=[.$E$2]-[.C106]" office:value-type="float" office:value="78.3470319634703" calcext:value-type="float">
            <text:p>78.3470319634703</text:p>
          </table:table-cell>
          <table:table-cell table:formula="of:=[.A106]-[.D106]" office:value-type="float" office:value="-52.3470319634703" calcext:value-type="float">
            <text:p>-52.3470319634703</text:p>
          </table:table-cell>
          <table:table-cell table:formula="of:=[.A106]/[.$F$2]" office:value-type="float" office:value="-3.65296803652968" calcext:value-type="float">
            <text:p>-3.65296803652968</text:p>
          </table:table-cell>
          <table:table-cell table:number-columns-repeated="10"/>
        </table:table-row>
        <table:table-row table:style-name="ro3">
          <table:table-cell table:formula="of:=[.A106]-1" office:value-type="float" office:value="-57" calcext:value-type="float">
            <text:p>-57</text:p>
          </table:table-cell>
          <table:table-cell table:formula="of:=[.$E$2]-[.C107]" office:value-type="float" office:value="79.2818003913894" calcext:value-type="float">
            <text:p>79.2818003913894</text:p>
          </table:table-cell>
          <table:table-cell table:formula="of:=[.A107]-[.D107]" office:value-type="float" office:value="-53.2818003913894" calcext:value-type="float">
            <text:p>-53.2818003913894</text:p>
          </table:table-cell>
          <table:table-cell table:formula="of:=[.A107]/[.$F$2]" office:value-type="float" office:value="-3.71819960861057" calcext:value-type="float">
            <text:p>-3.71819960861057</text:p>
          </table:table-cell>
          <table:table-cell table:number-columns-repeated="10"/>
        </table:table-row>
        <table:table-row table:style-name="ro3">
          <table:table-cell table:formula="of:=[.A107]-1" office:value-type="float" office:value="-58" calcext:value-type="float">
            <text:p>-58</text:p>
          </table:table-cell>
          <table:table-cell table:formula="of:=[.$E$2]-[.C108]" office:value-type="float" office:value="80.2165688193086" calcext:value-type="float">
            <text:p>80.2165688193086</text:p>
          </table:table-cell>
          <table:table-cell table:formula="of:=[.A108]-[.D108]" office:value-type="float" office:value="-54.2165688193086" calcext:value-type="float">
            <text:p>-54.2165688193086</text:p>
          </table:table-cell>
          <table:table-cell table:formula="of:=[.A108]/[.$F$2]" office:value-type="float" office:value="-3.78343118069145" calcext:value-type="float">
            <text:p>-3.78343118069145</text:p>
          </table:table-cell>
          <table:table-cell table:number-columns-repeated="10"/>
        </table:table-row>
        <table:table-row table:style-name="ro3">
          <table:table-cell table:formula="of:=[.A108]-1" office:value-type="float" office:value="-59" calcext:value-type="float">
            <text:p>-59</text:p>
          </table:table-cell>
          <table:table-cell table:formula="of:=[.$E$2]-[.C109]" office:value-type="float" office:value="81.1513372472277" calcext:value-type="float">
            <text:p>81.1513372472277</text:p>
          </table:table-cell>
          <table:table-cell table:formula="of:=[.A109]-[.D109]" office:value-type="float" office:value="-55.1513372472277" calcext:value-type="float">
            <text:p>-55.1513372472277</text:p>
          </table:table-cell>
          <table:table-cell table:formula="of:=[.A109]/[.$F$2]" office:value-type="float" office:value="-3.84866275277234" calcext:value-type="float">
            <text:p>-3.84866275277234</text:p>
          </table:table-cell>
          <table:table-cell table:number-columns-repeated="10"/>
        </table:table-row>
        <table:table-row table:style-name="ro3">
          <table:table-cell table:formula="of:=[.A109]-1" office:value-type="float" office:value="-60" calcext:value-type="float">
            <text:p>-60</text:p>
          </table:table-cell>
          <table:table-cell table:formula="of:=[.$E$2]-[.C110]" office:value-type="float" office:value="82.0861056751468" calcext:value-type="float">
            <text:p>82.0861056751468</text:p>
          </table:table-cell>
          <table:table-cell table:formula="of:=[.A110]-[.D110]" office:value-type="float" office:value="-56.0861056751468" calcext:value-type="float">
            <text:p>-56.0861056751468</text:p>
          </table:table-cell>
          <table:table-cell table:formula="of:=[.A110]/[.$F$2]" office:value-type="float" office:value="-3.91389432485323" calcext:value-type="float">
            <text:p>-3.91389432485323</text:p>
          </table:table-cell>
          <table:table-cell table:number-columns-repeated="10"/>
        </table:table-row>
        <calcext:conditional-formats>
          <calcext:conditional-format calcext:target-range-address="panel_voltage_plot.B2:panel_voltage_plot.B110">
            <calcext:condition calcext:apply-style-name="Out of bounds" calcext:value="&gt;4.9" calcext:base-cell-address="panel_voltage_plot.B2"/>
            <calcext:condition calcext:apply-style-name="Alarm" calcext:value="&gt;3.25" calcext:base-cell-address="panel_voltage_plot.B2"/>
            <calcext:condition calcext:apply-style-name="Out of bounds" calcext:value="&lt;0" calcext:base-cell-address="panel_voltage_plot.B2"/>
          </calcext:conditional-format>
        </calcext:conditional-formats>
      </table:table>
      <table:table table:name="shopping_list_tmp" table:style-name="ta1">
        <table:table-column table:style-name="co6" table:default-cell-style-name="Default"/>
        <table:table-row table:style-name="ro2">
          <table:table-cell office:value-type="string" calcext:value-type="string">
            <text:p>10K resistors</text:p>
          </table:table-cell>
        </table:table-row>
        <table:table-row table:style-name="ro2">
          <table:table-cell office:value-type="string" calcext:value-type="string">
            <text:p>330 ohm resistors</text:p>
          </table:table-cell>
        </table:table-row>
        <table:table-row table:style-name="ro2">
          <table:table-cell office:value-type="string" calcext:value-type="string">
            <text:p>4.7k resistors</text:p>
          </table:table-cell>
        </table:table-row>
        <table:table-row table:style-name="ro2">
          <table:table-cell office:value-type="string" calcext:value-type="string">
            <text:p>100K resistors</text:p>
          </table:table-cell>
        </table:table-row>
        <table:table-row table:style-name="ro2">
          <table:table-cell office:value-type="string" calcext:value-type="string">
            <text:p>1K resistors</text:p>
          </table:table-cell>
        </table:table-row>
        <table:table-row table:style-name="ro2">
          <table:table-cell office:value-type="string" calcext:value-type="string">
            <text:p>diodes</text:p>
          </table:table-cell>
        </table:table-row>
        <table:table-row table:style-name="ro2">
          <table:table-cell office:value-type="string" calcext:value-type="string">
            <text:p>1.2M resistors</text:p>
          </table:table-cell>
        </table:table-row>
        <table:table-row table:style-name="ro2">
          <table:table-cell office:value-type="string" calcext:value-type="string">
            <text:p>2.2K resistors</text:p>
          </table:table-cell>
        </table:table-row>
        <table:table-row table:style-name="ro2">
          <table:table-cell office:value-type="string" calcext:value-type="string">
            <text:p>2200p capacitor (ceramic)</text:p>
          </table:table-cell>
        </table:table-row>
        <table:table-row table:style-name="ro2">
          <table:table-cell office:value-type="string" calcext:value-type="string">
            <text:p>100n capacitor (ceramic)</text:p>
          </table:table-cell>
        </table:table-row>
        <table:table-row table:style-name="ro2">
          <table:table-cell office:value-type="string" calcext:value-type="string">
            <text:p>22k resistors</text:p>
          </table:table-cell>
        </table:table-row>
      </table:table>
      <table:table table:name="questions_list" table:style-name="ta1">
        <table:table-column table:style-name="co6" table:default-cell-style-name="Default"/>
        <table:table-row table:style-name="ro2">
          <table:table-cell office:value-type="string" calcext:value-type="string">
            <text:p>safety of mains voltage sensing circuits, both options</text:p>
          </table:table-cell>
        </table:table-row>
        <table:table-row table:style-name="ro2">
          <table:table-cell office:value-type="string" calcext:value-type="string">
            <text:p>battery voltage limits, delays, etc.</text:p>
          </table:table-cell>
        </table:table-row>
        <table:table-row table:style-name="ro2">
          <table:table-cell office:value-type="string" calcext:value-type="string">
            <text:p>Zener diodes and diodes sufficient protection against over and negative voltages?</text:p>
          </table:table-cell>
        </table:table-row>
      </table:table>
      <table:table table:name="values" table:style-name="ta1"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 calcext:value-type="string">
            <text:p>battery charge start voltage n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op voltage night (before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 table:number-columns-spanned="1" table:number-rows-spanned="2">
            <text:p>Whichever is earlier/later depending on ‘battery charge stop del/vol earlier/later night’</text:p>
          </table:table-cell>
        </table:table-row>
        <table:table-row table:style-name="ro2">
          <table:table-cell office:value-type="string" calcext:value-type="string">
            <text:p>battery charge stop delay night (before voltage</text:p>
          </table:table-cell>
          <table:table-cell office:value-type="string" calcext:value-type="string">
            <text:p>set to 0 to disable</text:p>
          </table:table-cell>
          <table:covered-table-cell/>
        </table:table-row>
        <table:table-row table:style-name="ro2">
          <table:table-cell office:value-type="string" calcext:value-type="string">
            <text:p>battery charge stop delay night (after voltage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>
            <text:p>If disabled, charging will stop immediately</text:p>
          </table:table-cell>
        </table:table-row>
        <table:table-row table:style-name="ro2">
          <table:table-cell office:value-type="string" calcext:value-type="string">
            <text:p>battery charge stop del/vol earlier/later n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art voltage 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op voltage day (before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 table:number-columns-spanned="1" table:number-rows-spanned="2">
            <text:p>Whichever is earlier/later depending on ‘battery charge stop del/vol earlier/later day’</text:p>
          </table:table-cell>
        </table:table-row>
        <table:table-row table:style-name="ro2">
          <table:table-cell office:value-type="string" calcext:value-type="string">
            <text:p>battery charge stop delay day (before voltage</text:p>
          </table:table-cell>
          <table:table-cell office:value-type="string" calcext:value-type="string">
            <text:p>set to 0 to disable</text:p>
          </table:table-cell>
          <table:covered-table-cell/>
        </table:table-row>
        <table:table-row table:style-name="ro2">
          <table:table-cell office:value-type="string" calcext:value-type="string">
            <text:p>battery charge stop delay day (after voltage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>
            <text:p>If disabled, charging will stop immediately</text:p>
          </table:table-cell>
        </table:table-row>
        <table:table-row table:style-name="ro2">
          <table:table-cell office:value-type="string" calcext:value-type="string">
            <text:p>battery charge stop del/vol earlier/later 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ns on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ns charging on?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arm" style:family="table-cell" style:parent-style-name="Default">
      <style:table-cell-properties fo:background-color="#ffff00"/>
    </style:style>
    <style:style style:name="Out_20_of_20_bounds" style:display-name="Out of bounds" style:family="table-cell" style:parent-style-name="Default">
      <style:table-cell-properties fo:background-color="#dc23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/00/0000</text:date>, <text:time style:data-style-name="N2" text:time-value="15:03:44.7121740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01:03.131138278</meta:creation-date>
    <dc:date>2018-01-13T15:33:30.892233064</dc:date>
    <meta:editing-duration>PT15H22M16S</meta:editing-duration>
    <meta:editing-cycles>165</meta:editing-cycles>
    <meta:generator>LibreOffice/5.2.7.2$Linux_X86_64 LibreOffice_project/20m0$Build-2</meta:generator>
    <meta:document-statistic meta:table-count="8" meta:cell-count="761" meta:object-count="0"/>
  </office:meta>
</office:document-meta>
</file>